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65.91pt"/>
    </style:style>
    <style:style style:name="co3" style:family="table-column">
      <style:table-column-properties fo:break-before="auto" style:column-width="182.61pt"/>
    </style:style>
    <style:style style:name="co4" style:family="table-column">
      <style:table-column-properties fo:break-before="auto" style:column-width="112.76pt"/>
    </style:style>
    <style:style style:name="co5" style:family="table-column">
      <style:table-column-properties fo:break-before="auto" style:column-width="114.29pt"/>
    </style:style>
    <style:style style:name="co6" style:family="table-column">
      <style:table-column-properties fo:break-before="auto" style:column-width="166.71pt"/>
    </style:style>
    <style:style style:name="co7" style:family="table-column">
      <style:table-column-properties fo:break-before="auto" style:column-width="167.4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ett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00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99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00ff00"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emme/Vrouw&quot;;&quot;Homme/Man&quot;;&quot;X&quot;;&quot;Pas une personne/Geen persoon&quot;)" table:allow-empty-cell="true" table:display-list="unsorted" table:base-cell-address="jette.F1"/>
      </table:content-validations>
      <table:table table:name="jette"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16" table:default-cell-style-name="Default"/>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nom de rue</text:p>
          </table:table-cell>
          <table:table-cell table:style-name="ce1" office:value-type="string" calcext:value-type="string">
            <text:p>straatnaam</text:p>
          </table:table-cell>
          <table:table-cell table:style-name="ce1" office:value-type="string" calcext:value-type="string">
            <text:p>wikidata (personne/persoon)</text:p>
          </table:table-cell>
          <table:table-cell table:style-name="ce1" table:content-validation-name="val1" office:value-type="string" calcext:value-type="string">
            <text:p>Genre/Gender</text:p>
          </table:table-cell>
          <table:table-cell table:style-name="ce1" office:value-type="string" calcext:value-type="string">
            <text:p>Link Wikipedia (si pas Wikidata/Indien geen Wikidata</text:p>
          </table:table-cell>
          <table:table-cell table:style-name="ce1" office:value-type="string" calcext:value-type="string">
            <text:p>Note/Nota</text:p>
          </table:table-cell>
          <table:table-cell table:style-name="ce1" office:value-type="string" calcext:value-type="string">
            <text:p>OpenStreetMap</text:p>
          </table:table-cell>
          <table:table-cell table:style-name="ce1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2481" calcext:value-type="float">
            <text:p>2962481</text:p>
          </table:table-cell>
          <table:table-cell table:style-name="ce2" office:value-type="string" calcext:value-type="string">
            <text:p>Rue Jean-Baptiste Serkeyn</text:p>
          </table:table-cell>
          <table:table-cell table:style-name="ce2" office:value-type="string" calcext:value-type="string">
            <text:p>Jean-Baptiste Serkeynstraat</text:p>
          </table:table-cell>
          <table:table-cell table:style-name="ce2" office:value-type="string" calcext:value-type="string">
            <text:p>-</text:p>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ext:p/>
          </table:table-cell>
          <table:table-cell table:style-name="ce10" table:formula="of:=CONCATENATE(&quot;https://osm.org/&quot;;[.A2];&quot;/&quot;;[.B2])" office:value-type="string" office:string-value="https://osm.org/relation/2962481" calcext:value-type="string">
            <text:p>https://osm.org/relation/296248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2497" calcext:value-type="float">
            <text:p>2962497</text:p>
          </table:table-cell>
          <table:table-cell table:style-name="ce2" office:value-type="string" calcext:value-type="string">
            <text:p>Rue Ongena</text:p>
          </table:table-cell>
          <table:table-cell table:style-name="ce2" office:value-type="string" calcext:value-type="string">
            <text:p>Ongena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3];&quot;/&quot;;[.B3])" office:value-type="string" office:string-value="https://osm.org/relation/2962497" calcext:value-type="string">
            <text:p>https://osm.org/relation/296249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2546" calcext:value-type="float">
            <text:p>2962546</text:p>
          </table:table-cell>
          <table:table-cell table:style-name="ce2" office:value-type="string" calcext:value-type="string">
            <text:p>Chaussée de Jette</text:p>
          </table:table-cell>
          <table:table-cell table:style-name="ce2" office:value-type="string" calcext:value-type="string">
            <text:p>Jetse Steenwe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4];&quot;/&quot;;[.B4])" office:value-type="string" office:string-value="https://osm.org/relation/2962546" calcext:value-type="string">
            <text:p>https://osm.org/relation/296254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2567" calcext:value-type="float">
            <text:p>2962567</text:p>
          </table:table-cell>
          <table:table-cell table:style-name="ce2" office:value-type="string" calcext:value-type="string">
            <text:p>Rue Honoré Longtin</text:p>
          </table:table-cell>
          <table:table-cell table:style-name="ce2" office:value-type="string" calcext:value-type="string">
            <text:p>Honoré Longtin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5];&quot;/&quot;;[.B5])" office:value-type="string" office:string-value="https://osm.org/relation/2962567" calcext:value-type="string">
            <text:p>https://osm.org/relation/2962567</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2752" calcext:value-type="float">
            <text:p>2962752</text:p>
          </table:table-cell>
          <table:table-cell table:style-name="ce3" office:value-type="string" calcext:value-type="string">
            <text:p>Avenue Carton de Wiart</text:p>
          </table:table-cell>
          <table:table-cell table:style-name="ce3" office:value-type="string" calcext:value-type="string">
            <text:p>Carton de Wiartlaan</text:p>
          </table:table-cell>
          <table:table-cell table:style-name="ce3" office:value-type="string" calcext:value-type="string">
            <text:p>Q14990</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6];&quot;/&quot;;[.B6])" office:value-type="string" office:string-value="https://osm.org/relation/2962752" calcext:value-type="string">
            <text:p>https://osm.org/relation/2962752</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2759" calcext:value-type="float">
            <text:p>2962759</text:p>
          </table:table-cell>
          <table:table-cell table:style-name="ce2" office:value-type="string" calcext:value-type="string">
            <text:p>Mail du Topweg</text:p>
          </table:table-cell>
          <table:table-cell table:style-name="ce2" office:value-type="string" calcext:value-type="string">
            <text:p>Malie van de Topwe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7];&quot;/&quot;;[.B7])" office:value-type="string" office:string-value="https://osm.org/relation/2962759" calcext:value-type="string">
            <text:p>https://osm.org/relation/296275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2771" calcext:value-type="float">
            <text:p>2962771</text:p>
          </table:table-cell>
          <table:table-cell table:style-name="ce2" office:value-type="string" calcext:value-type="string">
            <text:p>Rue Vanderperren</text:p>
          </table:table-cell>
          <table:table-cell table:style-name="ce2" office:value-type="string" calcext:value-type="string">
            <text:p>Vanderperren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 - Nom de famille uniquement</text:p>
          </table:table-cell>
          <table:table-cell table:style-name="ce10" table:formula="of:=CONCATENATE(&quot;https://osm.org/&quot;;[.A8];&quot;/&quot;;[.B8])" office:value-type="string" office:string-value="https://osm.org/relation/2962771" calcext:value-type="string">
            <text:p>https://osm.org/relation/296277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2776" calcext:value-type="float">
            <text:p>2962776</text:p>
          </table:table-cell>
          <table:table-cell table:style-name="ce2" office:value-type="string" calcext:value-type="string">
            <text:p>Place Philippe Werrie</text:p>
          </table:table-cell>
          <table:table-cell table:style-name="ce2" office:value-type="string" calcext:value-type="string">
            <text:p>Philippe Werrieplei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9];&quot;/&quot;;[.B9])" office:value-type="string" office:string-value="https://osm.org/relation/2962776" calcext:value-type="string">
            <text:p>https://osm.org/relation/296277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3347" calcext:value-type="float">
            <text:p>2963347</text:p>
          </table:table-cell>
          <table:table-cell table:style-name="ce2" office:value-type="string" calcext:value-type="string">
            <text:p>Avenue de la Constitution</text:p>
          </table:table-cell>
          <table:table-cell table:style-name="ce2" office:value-type="string" calcext:value-type="string">
            <text:p>Grondwet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0];&quot;/&quot;;[.B10])" office:value-type="string" office:string-value="https://osm.org/relation/2963347" calcext:value-type="string">
            <text:p>https://osm.org/relation/2963347</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3363" calcext:value-type="float">
            <text:p>2963363</text:p>
          </table:table-cell>
          <table:table-cell table:style-name="ce3" office:value-type="string" calcext:value-type="string">
            <text:p>Avenue Broustin</text:p>
          </table:table-cell>
          <table:table-cell table:style-name="ce3" office:value-type="string" calcext:value-type="string">
            <text:p>Broustinlaan</text:p>
          </table:table-cell>
          <table:table-cell table:style-name="ce3" office:value-type="string" calcext:value-type="string">
            <text:p>Q85470697</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Joseph-Philippe Broustin</text:p>
          </table:table-cell>
          <table:table-cell table:style-name="ce11" table:formula="of:=CONCATENATE(&quot;https://osm.org/&quot;;[.A11];&quot;/&quot;;[.B11])" office:value-type="string" office:string-value="https://osm.org/relation/2963363" calcext:value-type="string">
            <text:p>https://osm.org/relation/2963363</text:p>
          </table:table-cell>
          <table:table-cell table:style-name="ce6" table:number-columns-repeated="17"/>
          <table:table-cell table:number-columns-repeated="998"/>
        </table:table-row>
        <table:table-row table:style-name="ro1">
          <table:table-cell table:style-name="ce4" office:value-type="string" calcext:value-type="string">
            <text:p>relation</text:p>
          </table:table-cell>
          <table:table-cell table:style-name="ce4" office:value-type="float" office:value="2963413" calcext:value-type="float">
            <text:p>2963413</text:p>
          </table:table-cell>
          <table:table-cell table:style-name="ce4" office:value-type="string" calcext:value-type="string">
            <text:p>Rue Vanderborght</text:p>
          </table:table-cell>
          <table:table-cell table:style-name="ce4" office:value-type="string" calcext:value-type="string">
            <text:p>Vanderborghtstraat</text:p>
          </table:table-cell>
          <table:table-cell table:style-name="ce7"/>
          <table:table-cell table:style-name="ce4" table:content-validation-name="val1" office:value-type="string" calcext:value-type="string">
            <text:p>Homme/Man</text:p>
          </table:table-cell>
          <table:table-cell table:style-name="ce7"/>
          <table:table-cell table:style-name="ce4" office:value-type="string" calcext:value-type="string">
            <text:p>Ambigu: https://nl.wikipedia.org/wiki/Vanderborght</text:p>
          </table:table-cell>
          <table:table-cell table:style-name="ce12" table:formula="of:=CONCATENATE(&quot;https://osm.org/&quot;;[.A12];&quot;/&quot;;[.B12])" office:value-type="string" office:string-value="https://osm.org/relation/2963413" calcext:value-type="string">
            <text:p>https://osm.org/relation/2963413</text:p>
          </table:table-cell>
          <table:table-cell table:style-name="ce7"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3493" calcext:value-type="float">
            <text:p>2963493</text:p>
          </table:table-cell>
          <table:table-cell table:style-name="ce3" office:value-type="string" calcext:value-type="string">
            <text:p>Avenue Jacques Sermon</text:p>
          </table:table-cell>
          <table:table-cell table:style-name="ce3" office:value-type="string" calcext:value-type="string">
            <text:p>Jacques Sermonlaan</text:p>
          </table:table-cell>
          <table:table-cell table:style-name="ce3" office:value-type="string" calcext:value-type="string">
            <text:p>Q85471653</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Jacques Sermon, tombé devant Gand le 7 septembre 1914 sous les yeux de son frère Joseph, membre de la garde civique...</text:p>
          </table:table-cell>
          <table:table-cell table:style-name="ce11" table:formula="of:=CONCATENATE(&quot;https://osm.org/&quot;;[.A13];&quot;/&quot;;[.B13])" office:value-type="string" office:string-value="https://osm.org/relation/2963493" calcext:value-type="string">
            <text:p>https://osm.org/relation/2963493</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3502" calcext:value-type="float">
            <text:p>2963502</text:p>
          </table:table-cell>
          <table:table-cell table:style-name="ce2" office:value-type="string" calcext:value-type="string">
            <text:p>Avenue de Laeken</text:p>
          </table:table-cell>
          <table:table-cell table:style-name="ce2" office:value-type="string" calcext:value-type="string">
            <text:p>Lakense 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4];&quot;/&quot;;[.B14])" office:value-type="string" office:string-value="https://osm.org/relation/2963502" calcext:value-type="string">
            <text:p>https://osm.org/relation/296350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3536" calcext:value-type="float">
            <text:p>2963536</text:p>
          </table:table-cell>
          <table:table-cell table:style-name="ce2" office:value-type="string" calcext:value-type="string">
            <text:p>Avenue de Jette</text:p>
          </table:table-cell>
          <table:table-cell table:style-name="ce2" office:value-type="string" calcext:value-type="string">
            <text:p>Jetse 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5];&quot;/&quot;;[.B15])" office:value-type="string" office:string-value="https://osm.org/relation/2963536" calcext:value-type="string">
            <text:p>https://osm.org/relation/2963536</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3829" calcext:value-type="float">
            <text:p>2963829</text:p>
          </table:table-cell>
          <table:table-cell table:style-name="ce3" office:value-type="string" calcext:value-type="string">
            <text:p>Avenue Giele</text:p>
          </table:table-cell>
          <table:table-cell table:style-name="ce3" office:value-type="string" calcext:value-type="string">
            <text:p>Gielelaan</text:p>
          </table:table-cell>
          <table:table-cell table:style-name="ce3" office:value-type="string" calcext:value-type="string">
            <text:p>Q2725266</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Ferdinand Giele</text:p>
          </table:table-cell>
          <table:table-cell table:style-name="ce11" table:formula="of:=CONCATENATE(&quot;https://osm.org/&quot;;[.A16];&quot;/&quot;;[.B16])" office:value-type="string" office:string-value="https://osm.org/relation/2963829" calcext:value-type="string">
            <text:p>https://osm.org/relation/2963829</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3856" calcext:value-type="float">
            <text:p>2963856</text:p>
          </table:table-cell>
          <table:table-cell table:style-name="ce2" office:value-type="string" calcext:value-type="string">
            <text:p>Avenue Van Beesen</text:p>
          </table:table-cell>
          <table:table-cell table:style-name="ce2" office:value-type="string" calcext:value-type="string">
            <text:p>Van Beesenlaan</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17];&quot;/&quot;;[.B17])" office:value-type="string" office:string-value="https://osm.org/relation/2963856" calcext:value-type="string">
            <text:p>https://osm.org/relation/296385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3864" calcext:value-type="float">
            <text:p>2963864</text:p>
          </table:table-cell>
          <table:table-cell table:style-name="ce2" office:value-type="string" calcext:value-type="string">
            <text:p>Rue de Moranville</text:p>
          </table:table-cell>
          <table:table-cell table:style-name="ce2" office:value-type="string" calcext:value-type="string">
            <text:p>de Moranville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 Antonin de Selliers de Moranville</text:p>
          </table:table-cell>
          <table:table-cell table:style-name="ce10" table:formula="of:=CONCATENATE(&quot;https://osm.org/&quot;;[.A18];&quot;/&quot;;[.B18])" office:value-type="string" office:string-value="https://osm.org/relation/2963864" calcext:value-type="string">
            <text:p>https://osm.org/relation/296386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3901" calcext:value-type="float">
            <text:p>2963901</text:p>
          </table:table-cell>
          <table:table-cell table:style-name="ce2" office:value-type="string" calcext:value-type="string">
            <text:p>Rue Herrewege</text:p>
          </table:table-cell>
          <table:table-cell table:style-name="ce2" office:value-type="string" calcext:value-type="string">
            <text:p>Herrewege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19];&quot;/&quot;;[.B19])" office:value-type="string" office:string-value="https://osm.org/relation/2963901" calcext:value-type="string">
            <text:p>https://osm.org/relation/2963901</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3940" calcext:value-type="float">
            <text:p>2963940</text:p>
          </table:table-cell>
          <table:table-cell table:style-name="ce3" office:value-type="string" calcext:value-type="string">
            <text:p>Avenue Odon Warland</text:p>
          </table:table-cell>
          <table:table-cell table:style-name="ce3" office:value-type="string" calcext:value-type="string">
            <text:p>Odon Warlandlaan</text:p>
          </table:table-cell>
          <table:table-cell table:style-name="ce3" office:value-type="string" calcext:value-type="string">
            <text:p>Q85471897</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Cette voie porte le nom de l'industriel Odon Warland (Gouvy, le 25 avril 1890 - 1954), propriétaire d'une usine de cigarettes à Jette.</text:p>
          </table:table-cell>
          <table:table-cell table:style-name="ce11" table:formula="of:=CONCATENATE(&quot;https://osm.org/&quot;;[.A20];&quot;/&quot;;[.B20])" office:value-type="string" office:string-value="https://osm.org/relation/2963940" calcext:value-type="string">
            <text:p>https://osm.org/relation/2963940</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4702" calcext:value-type="float">
            <text:p>2964702</text:p>
          </table:table-cell>
          <table:table-cell table:style-name="ce3" office:value-type="string" calcext:value-type="string">
            <text:p>Rue Aloïs Verstraeten</text:p>
          </table:table-cell>
          <table:table-cell table:style-name="ce3" office:value-type="string" calcext:value-type="string">
            <text:p>Aloïs Verstraetenstraat</text:p>
          </table:table-cell>
          <table:table-cell table:style-name="ce3" office:value-type="string" calcext:value-type="string">
            <text:p>Q81626323</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1];&quot;/&quot;;[.B21])" office:value-type="string" office:string-value="https://osm.org/relation/2964702" calcext:value-type="string">
            <text:p>https://osm.org/relation/2964702</text:p>
          </table:table-cell>
          <table:table-cell table:style-name="ce6" table:number-columns-repeated="17"/>
          <table:table-cell table:number-columns-repeated="998"/>
        </table:table-row>
        <table:table-row table:style-name="ro1">
          <table:table-cell table:style-name="ce4" office:value-type="string" calcext:value-type="string">
            <text:p>relation</text:p>
          </table:table-cell>
          <table:table-cell table:style-name="ce4" office:value-type="float" office:value="2964714" calcext:value-type="float">
            <text:p>2964714</text:p>
          </table:table-cell>
          <table:table-cell table:style-name="ce4" office:value-type="string" calcext:value-type="string">
            <text:p>Avenue de Levis Mirepoix</text:p>
          </table:table-cell>
          <table:table-cell table:style-name="ce4" office:value-type="string" calcext:value-type="string">
            <text:p>de Levis Mirepoixlaan</text:p>
          </table:table-cell>
          <table:table-cell table:style-name="ce4" office:value-type="string" calcext:value-type="string">
            <text:p>Q3065881</text:p>
          </table:table-cell>
          <table:table-cell table:style-name="ce4" table:content-validation-name="val1" office:value-type="string" calcext:value-type="string">
            <text:p>Pas une personne/Geen persoon</text:p>
          </table:table-cell>
          <table:table-cell table:style-name="ce7"/>
          <table:table-cell table:style-name="ce4" office:value-type="string" calcext:value-type="string">
            <text:p>noble family</text:p>
          </table:table-cell>
          <table:table-cell table:style-name="ce12" table:formula="of:=CONCATENATE(&quot;https://osm.org/&quot;;[.A22];&quot;/&quot;;[.B22])" office:value-type="string" office:string-value="https://osm.org/relation/2964714" calcext:value-type="string">
            <text:p>https://osm.org/relation/2964714</text:p>
          </table:table-cell>
          <table:table-cell table:style-name="ce7"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4716" calcext:value-type="float">
            <text:p>2964716</text:p>
          </table:table-cell>
          <table:table-cell table:style-name="ce2" office:value-type="string" calcext:value-type="string">
            <text:p>Avenue Démosthène Poplimont</text:p>
          </table:table-cell>
          <table:table-cell table:style-name="ce2" office:value-type="string" calcext:value-type="string">
            <text:p>Démosthène Poplimont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23];&quot;/&quot;;[.B23])" office:value-type="string" office:string-value="https://osm.org/relation/2964716" calcext:value-type="string">
            <text:p>https://osm.org/relation/2964716</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4721" calcext:value-type="float">
            <text:p>2964721</text:p>
          </table:table-cell>
          <table:table-cell table:style-name="ce3" office:value-type="string" calcext:value-type="string">
            <text:p>Rue Prince Baudouin</text:p>
          </table:table-cell>
          <table:table-cell table:style-name="ce3" office:value-type="string" calcext:value-type="string">
            <text:p>Prins Boudewijnstraat</text:p>
          </table:table-cell>
          <table:table-cell table:style-name="ce3" office:value-type="string" calcext:value-type="string">
            <text:p>Q1297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4];&quot;/&quot;;[.B24])" office:value-type="string" office:string-value="https://osm.org/relation/2964721" calcext:value-type="string">
            <text:p>https://osm.org/relation/2964721</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4773" calcext:value-type="float">
            <text:p>2964773</text:p>
          </table:table-cell>
          <table:table-cell table:style-name="ce3" office:value-type="string" calcext:value-type="string">
            <text:p>Place Reine Astrid</text:p>
          </table:table-cell>
          <table:table-cell table:style-name="ce3" office:value-type="string" calcext:value-type="string">
            <text:p>Koningin Astridplein</text:p>
          </table:table-cell>
          <table:table-cell table:style-name="ce3" office:value-type="string" calcext:value-type="string">
            <text:p>Q230238</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25];&quot;/&quot;;[.B25])" office:value-type="string" office:string-value="https://osm.org/relation/2964773" calcext:value-type="string">
            <text:p>https://osm.org/relation/2964773</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5184" calcext:value-type="float">
            <text:p>2965184</text:p>
          </table:table-cell>
          <table:table-cell table:style-name="ce3" office:value-type="string" calcext:value-type="string">
            <text:p>Rue Jacques Vandervleet</text:p>
          </table:table-cell>
          <table:table-cell table:style-name="ce3" office:value-type="string" calcext:value-type="string">
            <text:p>Jacques Vandervleetstraat</text:p>
          </table:table-cell>
          <table:table-cell table:style-name="ce3" office:value-type="string" calcext:value-type="string">
            <text:p>Q85472462</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Jacques Vandervleet (1888-1914), vitrailliste, soldat au 2ème régiment de Chasseurs à Pied mort pour la Patrie, qui habita Jette.</text:p>
            <text:p/>
          </table:table-cell>
          <table:table-cell table:style-name="ce11" table:formula="of:=CONCATENATE(&quot;https://osm.org/&quot;;[.A26];&quot;/&quot;;[.B26])" office:value-type="string" office:string-value="https://osm.org/relation/2965184" calcext:value-type="string">
            <text:p>https://osm.org/relation/2965184</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5656" calcext:value-type="float">
            <text:p>2965656</text:p>
          </table:table-cell>
          <table:table-cell table:style-name="ce2" office:value-type="string" calcext:value-type="string">
            <text:p>Avenue Firmin Lecharlier</text:p>
          </table:table-cell>
          <table:table-cell table:style-name="ce2" office:value-type="string" calcext:value-type="string">
            <text:p>Firmin Lecharlier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27];&quot;/&quot;;[.B27])" office:value-type="string" office:string-value="https://osm.org/relation/2965656" calcext:value-type="string">
            <text:p>https://osm.org/relation/296565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5919" calcext:value-type="float">
            <text:p>2965919</text:p>
          </table:table-cell>
          <table:table-cell table:style-name="ce2" office:value-type="string" calcext:value-type="string">
            <text:p>Avenue Paul De Merten</text:p>
          </table:table-cell>
          <table:table-cell table:style-name="ce2" office:value-type="string" calcext:value-type="string">
            <text:p>Paul De Merte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28];&quot;/&quot;;[.B28])" office:value-type="string" office:string-value="https://osm.org/relation/2965919" calcext:value-type="string">
            <text:p>https://osm.org/relation/2965919</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6032" calcext:value-type="float">
            <text:p>2966032</text:p>
          </table:table-cell>
          <table:table-cell table:style-name="ce3" office:value-type="string" calcext:value-type="string">
            <text:p>Boulevard de Smet de Naeyer</text:p>
          </table:table-cell>
          <table:table-cell table:style-name="ce3" office:value-type="string" calcext:value-type="string">
            <text:p>de Smet de Naeyerlaan</text:p>
          </table:table-cell>
          <table:table-cell table:style-name="ce3" office:value-type="string" calcext:value-type="string">
            <text:p>Q72178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9];&quot;/&quot;;[.B29])" office:value-type="string" office:string-value="https://osm.org/relation/2966032" calcext:value-type="string">
            <text:p>https://osm.org/relation/2966032</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6192" calcext:value-type="float">
            <text:p>2966192</text:p>
          </table:table-cell>
          <table:table-cell table:style-name="ce3" office:value-type="string" calcext:value-type="string">
            <text:p>Rue Pierre Timmermans</text:p>
          </table:table-cell>
          <table:table-cell table:style-name="ce3" office:value-type="string" calcext:value-type="string">
            <text:p>Pierre Timmermansstraat</text:p>
          </table:table-cell>
          <table:table-cell table:style-name="ce3" office:value-type="string" calcext:value-type="string">
            <text:p>Q85473023</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Pierre Timmermans, conseiller communal, échevin, bourgmestre et brasseur. </text:p>
          </table:table-cell>
          <table:table-cell table:style-name="ce11" table:formula="of:=CONCATENATE(&quot;https://osm.org/&quot;;[.A30];&quot;/&quot;;[.B30])" office:value-type="string" office:string-value="https://osm.org/relation/2966192" calcext:value-type="string">
            <text:p>https://osm.org/relation/2966192</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6691" calcext:value-type="float">
            <text:p>2966691</text:p>
          </table:table-cell>
          <table:table-cell table:style-name="ce2" office:value-type="string" calcext:value-type="string">
            <text:p>Chaussée de Wemmel</text:p>
          </table:table-cell>
          <table:table-cell table:style-name="ce2" office:value-type="string" calcext:value-type="string">
            <text:p>Wemmelse Steenwe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31];&quot;/&quot;;[.B31])" office:value-type="string" office:string-value="https://osm.org/relation/2966691" calcext:value-type="string">
            <text:p>https://osm.org/relation/296669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6730" calcext:value-type="float">
            <text:p>2966730</text:p>
          </table:table-cell>
          <table:table-cell table:style-name="ce2" office:value-type="string" calcext:value-type="string">
            <text:p>Rue Léopold Procureur</text:p>
          </table:table-cell>
          <table:table-cell table:style-name="ce2" office:value-type="string" calcext:value-type="string">
            <text:p>Léopold Procureur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32];&quot;/&quot;;[.B32])" office:value-type="string" office:string-value="https://osm.org/relation/2966730" calcext:value-type="string">
            <text:p>https://osm.org/relation/296673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748" calcext:value-type="float">
            <text:p>2967748</text:p>
          </table:table-cell>
          <table:table-cell table:style-name="ce2" office:value-type="string" calcext:value-type="string">
            <text:p>Rue des Wallons</text:p>
          </table:table-cell>
          <table:table-cell table:style-name="ce2" office:value-type="string" calcext:value-type="string">
            <text:p>Walen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33];&quot;/&quot;;[.B33])" office:value-type="string" office:string-value="https://osm.org/relation/2967748" calcext:value-type="string">
            <text:p>https://osm.org/relation/2967748</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752" calcext:value-type="float">
            <text:p>2967752</text:p>
          </table:table-cell>
          <table:table-cell table:style-name="ce2" office:value-type="string" calcext:value-type="string">
            <text:p>Rue des Flamands</text:p>
          </table:table-cell>
          <table:table-cell table:style-name="ce2" office:value-type="string" calcext:value-type="string">
            <text:p>Vlamingen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34];&quot;/&quot;;[.B34])" office:value-type="string" office:string-value="https://osm.org/relation/2967752" calcext:value-type="string">
            <text:p>https://osm.org/relation/296775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939" calcext:value-type="float">
            <text:p>2967939</text:p>
          </table:table-cell>
          <table:table-cell table:style-name="ce2" office:value-type="string" calcext:value-type="string">
            <text:p>Rue Léon Dopéré</text:p>
          </table:table-cell>
          <table:table-cell table:style-name="ce2" office:value-type="string" calcext:value-type="string">
            <text:p>Léon Dopéré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35];&quot;/&quot;;[.B35])" office:value-type="string" office:string-value="https://osm.org/relation/2967939" calcext:value-type="string">
            <text:p>https://osm.org/relation/296793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941" calcext:value-type="float">
            <text:p>2967941</text:p>
          </table:table-cell>
          <table:table-cell table:style-name="ce2" office:value-type="string" calcext:value-type="string">
            <text:p>Rue Brunard</text:p>
          </table:table-cell>
          <table:table-cell table:style-name="ce2" office:value-type="string" calcext:value-type="string">
            <text:p>Brunard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Ambigu : https://fr.wikipedia.org/wiki/Brunard</text:p>
          </table:table-cell>
          <table:table-cell table:style-name="ce10" table:formula="of:=CONCATENATE(&quot;https://osm.org/&quot;;[.A36];&quot;/&quot;;[.B36])" office:value-type="string" office:string-value="https://osm.org/relation/2967941" calcext:value-type="string">
            <text:p>https://osm.org/relation/296794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944" calcext:value-type="float">
            <text:p>2967944</text:p>
          </table:table-cell>
          <table:table-cell table:style-name="ce2" office:value-type="string" calcext:value-type="string">
            <text:p>Rue Boghemans</text:p>
          </table:table-cell>
          <table:table-cell table:style-name="ce2" office:value-type="string" calcext:value-type="string">
            <text:p>Boghemans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37];&quot;/&quot;;[.B37])" office:value-type="string" office:string-value="https://osm.org/relation/2967944" calcext:value-type="string">
            <text:p>https://osm.org/relation/296794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7966" calcext:value-type="float">
            <text:p>2967966</text:p>
          </table:table-cell>
          <table:table-cell table:style-name="ce2" office:value-type="string" calcext:value-type="string">
            <text:p>Rue Stanislas Legrelle</text:p>
          </table:table-cell>
          <table:table-cell table:style-name="ce2" office:value-type="string" calcext:value-type="string">
            <text:p>Stanislas Legrell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38];&quot;/&quot;;[.B38])" office:value-type="string" office:string-value="https://osm.org/relation/2967966" calcext:value-type="string">
            <text:p>https://osm.org/relation/2967966</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9319" calcext:value-type="float">
            <text:p>2969319</text:p>
          </table:table-cell>
          <table:table-cell table:style-name="ce3" office:value-type="string" calcext:value-type="string">
            <text:p>Rue Eugène Toussaint</text:p>
          </table:table-cell>
          <table:table-cell table:style-name="ce3" office:value-type="string" calcext:value-type="string">
            <text:p>Eugène Toussaintstraat</text:p>
          </table:table-cell>
          <table:table-cell table:style-name="ce3" office:value-type="string" calcext:value-type="string">
            <text:p>Q85528204</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Douanier</text:p>
          </table:table-cell>
          <table:table-cell table:style-name="ce11" table:formula="of:=CONCATENATE(&quot;https://osm.org/&quot;;[.A39];&quot;/&quot;;[.B39])" office:value-type="string" office:string-value="https://osm.org/relation/2969319" calcext:value-type="string">
            <text:p>https://osm.org/relation/2969319</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9335" calcext:value-type="float">
            <text:p>2969335</text:p>
          </table:table-cell>
          <table:table-cell table:style-name="ce3" office:value-type="string" calcext:value-type="string">
            <text:p>Rue Hubert Van Eepoel</text:p>
          </table:table-cell>
          <table:table-cell table:style-name="ce3" office:value-type="string" calcext:value-type="string">
            <text:p>Hubert Van Eepoelstraat</text:p>
          </table:table-cell>
          <table:table-cell table:style-name="ce3" office:value-type="string" calcext:value-type="string">
            <text:p>Q85528397</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Hubert Van Eepoel (1910-1944), fonctionnaire communal, résistant, qui habita Jette. La rue porte ce nom depuis 1955 environ.</text:p>
          </table:table-cell>
          <table:table-cell table:style-name="ce11" table:formula="of:=CONCATENATE(&quot;https://osm.org/&quot;;[.A40];&quot;/&quot;;[.B40])" office:value-type="string" office:string-value="https://osm.org/relation/2969335" calcext:value-type="string">
            <text:p>https://osm.org/relation/2969335</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9383" calcext:value-type="float">
            <text:p>2969383</text:p>
          </table:table-cell>
          <table:table-cell table:style-name="ce2" office:value-type="string" calcext:value-type="string">
            <text:p>Rue du Saule</text:p>
          </table:table-cell>
          <table:table-cell table:style-name="ce2" office:value-type="string" calcext:value-type="string">
            <text:p>Wilg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41];&quot;/&quot;;[.B41])" office:value-type="string" office:string-value="https://osm.org/relation/2969383" calcext:value-type="string">
            <text:p>https://osm.org/relation/296938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9410" calcext:value-type="float">
            <text:p>2969410</text:p>
          </table:table-cell>
          <table:table-cell table:style-name="ce2" office:value-type="string" calcext:value-type="string">
            <text:p>Drève de Rivieren</text:p>
          </table:table-cell>
          <table:table-cell table:style-name="ce2" office:value-type="string" calcext:value-type="string">
            <text:p>de Rivieren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42];&quot;/&quot;;[.B42])" office:value-type="string" office:string-value="https://osm.org/relation/2969410" calcext:value-type="string">
            <text:p>https://osm.org/relation/296941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69411" calcext:value-type="float">
            <text:p>2969411</text:p>
          </table:table-cell>
          <table:table-cell table:style-name="ce2" office:value-type="string" calcext:value-type="string">
            <text:p>Rue Henri Huybreghts</text:p>
          </table:table-cell>
          <table:table-cell table:style-name="ce2" office:value-type="string" calcext:value-type="string">
            <text:p>Henri Huybreght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43];&quot;/&quot;;[.B43])" office:value-type="string" office:string-value="https://osm.org/relation/2969411" calcext:value-type="string">
            <text:p>https://osm.org/relation/2969411</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9416" calcext:value-type="float">
            <text:p>2969416</text:p>
          </table:table-cell>
          <table:table-cell table:style-name="ce3" office:value-type="string" calcext:value-type="string">
            <text:p>Rue Gaston Biernaux</text:p>
          </table:table-cell>
          <table:table-cell table:style-name="ce3" office:value-type="string" calcext:value-type="string">
            <text:p>Gaston Biernauxstraat</text:p>
          </table:table-cell>
          <table:table-cell table:style-name="ce3" office:value-type="string" calcext:value-type="string">
            <text:p>Q85528627</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Gaston Biernaux (1914-1944) fut fusillé par les Allemands au Tir National de Schaerbeek pour faits d'espionnage.</text:p>
          </table:table-cell>
          <table:table-cell table:style-name="ce11" table:formula="of:=CONCATENATE(&quot;https://osm.org/&quot;;[.A44];&quot;/&quot;;[.B44])" office:value-type="string" office:string-value="https://osm.org/relation/2969416" calcext:value-type="string">
            <text:p>https://osm.org/relation/2969416</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9418" calcext:value-type="float">
            <text:p>2969418</text:p>
          </table:table-cell>
          <table:table-cell table:style-name="ce2" office:value-type="string" calcext:value-type="string">
            <text:p>Drève de la Charte</text:p>
          </table:table-cell>
          <table:table-cell table:style-name="ce2" office:value-type="string" calcext:value-type="string">
            <text:p>Keure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45];&quot;/&quot;;[.B45])" office:value-type="string" office:string-value="https://osm.org/relation/2969418" calcext:value-type="string">
            <text:p>https://osm.org/relation/2969418</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9423" calcext:value-type="float">
            <text:p>2969423</text:p>
          </table:table-cell>
          <table:table-cell table:style-name="ce3" office:value-type="string" calcext:value-type="string">
            <text:p>Rue Abbé Victor de Sloover</text:p>
          </table:table-cell>
          <table:table-cell table:style-name="ce3" office:value-type="string" calcext:value-type="string">
            <text:p>Priester Victor de Slooverstraat</text:p>
          </table:table-cell>
          <table:table-cell table:style-name="ce3" office:value-type="string" calcext:value-type="string">
            <text:p>Q85528820</text:p>
          </table:table-cell>
          <table:table-cell table:style-name="ce3" table:content-validation-name="val1" office:value-type="string" calcext:value-type="string">
            <text:p>Homme/Man</text:p>
          </table:table-cell>
          <table:table-cell table:style-name="ce6"/>
          <table:table-cell table:style-name="ce3" office:value-type="string" calcext:value-type="string">
            <text:p>Le nom de cette rue rend hommage à l'abbé Victor de Sloover, professeur au collège Saint-Pierre, décapité par les nazis à la prison de la ville de Wolfenbüttel le 7 juin 1944, en même temps </text:p>
            <text:p>que l'abbé Paul Le Roux et le douannier Eugène Toussaint. </text:p>
          </table:table-cell>
          <table:table-cell table:style-name="ce11" table:formula="of:=CONCATENATE(&quot;https://osm.org/&quot;;[.A46];&quot;/&quot;;[.B46])" office:value-type="string" office:string-value="https://osm.org/relation/2969423" calcext:value-type="string">
            <text:p>https://osm.org/relation/2969423</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69428" calcext:value-type="float">
            <text:p>2969428</text:p>
          </table:table-cell>
          <table:table-cell table:style-name="ce2" office:value-type="string" calcext:value-type="string">
            <text:p>Rue Abbé Paul Le Roux</text:p>
          </table:table-cell>
          <table:table-cell table:style-name="ce2" office:value-type="string" calcext:value-type="string">
            <text:p>Priester Paul Le Roux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L'abbé jettois Paul Leroux (ou Le Roux) était un résistant pendant la deuxième guerre mondiale. Il fut arrêté par les Allemands pour espionnage et aide aux alliés, et guillotiné à la prison de la ville de Wolfenbüttel le 7 juin 1944.</text:p>
          </table:table-cell>
          <table:table-cell table:style-name="ce10" table:formula="of:=CONCATENATE(&quot;https://osm.org/&quot;;[.A47];&quot;/&quot;;[.B47])" office:value-type="string" office:string-value="https://osm.org/relation/2969428" calcext:value-type="string">
            <text:p>https://osm.org/relation/2969428</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69582" calcext:value-type="float">
            <text:p>2969582</text:p>
          </table:table-cell>
          <table:table-cell table:style-name="ce3" office:value-type="string" calcext:value-type="string">
            <text:p>Rue Léon Theodor</text:p>
          </table:table-cell>
          <table:table-cell table:style-name="ce3" office:value-type="string" calcext:value-type="string">
            <text:p>Léon Theodorstraat</text:p>
          </table:table-cell>
          <table:table-cell table:style-name="ce3" office:value-type="string" calcext:value-type="string">
            <text:p>Q1842202</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48];&quot;/&quot;;[.B48])" office:value-type="string" office:string-value="https://osm.org/relation/2969582" calcext:value-type="string">
            <text:p>https://osm.org/relation/2969582</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69722" calcext:value-type="float">
            <text:p>2969722</text:p>
          </table:table-cell>
          <table:table-cell table:style-name="ce3" office:value-type="string" calcext:value-type="string">
            <text:p>Rue Léopold I</text:p>
          </table:table-cell>
          <table:table-cell table:style-name="ce3" office:value-type="string" calcext:value-type="string">
            <text:p>Leopold I straat</text:p>
          </table:table-cell>
          <table:table-cell table:style-name="ce3" office:value-type="string" calcext:value-type="string">
            <text:p>Q1297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49];&quot;/&quot;;[.B49])" office:value-type="string" office:string-value="https://osm.org/relation/2969722" calcext:value-type="string">
            <text:p>https://osm.org/relation/2969722</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70176" calcext:value-type="float">
            <text:p>2970176</text:p>
          </table:table-cell>
          <table:table-cell table:style-name="ce3" office:value-type="string" calcext:value-type="string">
            <text:p>Avenue Charles Woeste</text:p>
          </table:table-cell>
          <table:table-cell table:style-name="ce3" office:value-type="string" calcext:value-type="string">
            <text:p>Charles Woestelaan</text:p>
          </table:table-cell>
          <table:table-cell table:style-name="ce3" office:value-type="string" calcext:value-type="string">
            <text:p>Q95061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50];&quot;/&quot;;[.B50])" office:value-type="string" office:string-value="https://osm.org/relation/2970176" calcext:value-type="string">
            <text:p>https://osm.org/relation/2970176</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1835" calcext:value-type="float">
            <text:p>2971835</text:p>
          </table:table-cell>
          <table:table-cell table:style-name="ce2" office:value-type="string" calcext:value-type="string">
            <text:p>Rue Corneille De Clercq</text:p>
          </table:table-cell>
          <table:table-cell table:style-name="ce2" office:value-type="string" calcext:value-type="string">
            <text:p>Corneille De Clercq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51];&quot;/&quot;;[.B51])" office:value-type="string" office:string-value="https://osm.org/relation/2971835" calcext:value-type="string">
            <text:p>https://osm.org/relation/297183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1836" calcext:value-type="float">
            <text:p>2971836</text:p>
          </table:table-cell>
          <table:table-cell table:style-name="ce2" office:value-type="string" calcext:value-type="string">
            <text:p>Rue Edouard Faes</text:p>
          </table:table-cell>
          <table:table-cell table:style-name="ce2" office:value-type="string" calcext:value-type="string">
            <text:p>Edouard Fae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52];&quot;/&quot;;[.B52])" office:value-type="string" office:string-value="https://osm.org/relation/2971836" calcext:value-type="string">
            <text:p>https://osm.org/relation/297183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1844" calcext:value-type="float">
            <text:p>2971844</text:p>
          </table:table-cell>
          <table:table-cell table:style-name="ce2" office:value-type="string" calcext:value-type="string">
            <text:p>Rue Fernand Pire</text:p>
          </table:table-cell>
          <table:table-cell table:style-name="ce2" office:value-type="string" calcext:value-type="string">
            <text:p>Fernand Pir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53];&quot;/&quot;;[.B53])" office:value-type="string" office:string-value="https://osm.org/relation/2971844" calcext:value-type="string">
            <text:p>https://osm.org/relation/2971844</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1850" calcext:value-type="float">
            <text:p>2971850</text:p>
          </table:table-cell>
          <table:table-cell table:style-name="ce4" office:value-type="string" calcext:value-type="string">
            <text:p>Rue De Keersmaeker</text:p>
          </table:table-cell>
          <table:table-cell table:style-name="ce4" office:value-type="string" calcext:value-type="string">
            <text:p>De Keersmaekerstraat</text:p>
          </table:table-cell>
          <table:table-cell table:style-name="ce4" office:value-type="string" calcext:value-type="string">
            <text:p>Q66422980</text:p>
          </table:table-cell>
          <table:table-cell table:style-name="ce4" table:content-validation-name="val1" office:value-type="string" calcext:value-type="string">
            <text:p>Pas une personne/Geen persoon</text:p>
          </table:table-cell>
          <table:table-cell table:style-name="ce7"/>
          <table:table-cell table:style-name="ce4" office:value-type="string" calcext:value-type="string">
            <text:p>Family name</text:p>
          </table:table-cell>
          <table:table-cell table:style-name="ce12" table:formula="of:=CONCATENATE(&quot;https://osm.org/&quot;;[.A54];&quot;/&quot;;[.B54])" office:value-type="string" office:string-value="https://osm.org/relation/2971850" calcext:value-type="string">
            <text:p>https://osm.org/relation/2971850</text:p>
          </table:table-cell>
          <table:table-cell table:style-name="ce7"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71856" calcext:value-type="float">
            <text:p>2971856</text:p>
          </table:table-cell>
          <table:table-cell table:style-name="ce3" office:value-type="string" calcext:value-type="string">
            <text:p>Rue Paul Michiels</text:p>
          </table:table-cell>
          <table:table-cell table:style-name="ce3" office:value-type="string" calcext:value-type="string">
            <text:p>Paul Michielsstraat</text:p>
          </table:table-cell>
          <table:table-cell table:style-name="ce3" office:value-type="string" calcext:value-type="string">
            <text:p>Q235641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55];&quot;/&quot;;[.B55])" office:value-type="string" office:string-value="https://osm.org/relation/2971856" calcext:value-type="string">
            <text:p>https://osm.org/relation/2971856</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2288" calcext:value-type="float">
            <text:p>2972288</text:p>
          </table:table-cell>
          <table:table-cell table:style-name="ce2" office:value-type="string" calcext:value-type="string">
            <text:p>Rue Auguste Hainaut</text:p>
          </table:table-cell>
          <table:table-cell table:style-name="ce2" office:value-type="string" calcext:value-type="string">
            <text:p>Auguste Hainau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56];&quot;/&quot;;[.B56])" office:value-type="string" office:string-value="https://osm.org/relation/2972288" calcext:value-type="string">
            <text:p>https://osm.org/relation/2972288</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2301" calcext:value-type="float">
            <text:p>2972301</text:p>
          </table:table-cell>
          <table:table-cell table:style-name="ce4" office:value-type="string" calcext:value-type="string">
            <text:p>Place De Moor</text:p>
          </table:table-cell>
          <table:table-cell table:style-name="ce4" office:value-type="string" calcext:value-type="string">
            <text:p>De Moorplein</text:p>
          </table:table-cell>
          <table:table-cell table:style-name="ce4" office:value-type="string" calcext:value-type="string">
            <text:p>Q21494354</text:p>
          </table:table-cell>
          <table:table-cell table:style-name="ce4" table:content-validation-name="val1" office:value-type="string" calcext:value-type="string">
            <text:p>Pas une personne/Geen persoon</text:p>
          </table:table-cell>
          <table:table-cell table:style-name="ce7"/>
          <table:table-cell table:style-name="ce9" office:value-type="string" calcext:value-type="string">
            <text:p>Family name</text:p>
          </table:table-cell>
          <table:table-cell table:style-name="ce12" table:formula="of:=CONCATENATE(&quot;https://osm.org/&quot;;[.A57];&quot;/&quot;;[.B57])" office:value-type="string" office:string-value="https://osm.org/relation/2972301" calcext:value-type="string">
            <text:p>https://osm.org/relation/2972301</text:p>
          </table:table-cell>
          <table:table-cell table:style-name="ce7"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72302" calcext:value-type="float">
            <text:p>2972302</text:p>
          </table:table-cell>
          <table:table-cell table:style-name="ce3" office:value-type="string" calcext:value-type="string">
            <text:p>Rue Rosalie Uyttenhove</text:p>
          </table:table-cell>
          <table:table-cell table:style-name="ce3" office:value-type="string" calcext:value-type="string">
            <text:p>Rosalie Uyttenhovestraat</text:p>
          </table:table-cell>
          <table:table-cell table:style-name="ce3" office:value-type="string" calcext:value-type="string">
            <text:p>Q85540711</text:p>
          </table:table-cell>
          <table:table-cell table:style-name="ce3" table:content-validation-name="val1" office:value-type="string" calcext:value-type="string">
            <text:p>Femme/Vrouw</text:p>
          </table:table-cell>
          <table:table-cell table:style-name="ce6"/>
          <table:table-cell table:style-name="ce3" office:value-type="string" calcext:value-type="string">
            <text:p>Rosalie Uyttenhove, habitante de Jette, qui en 1920, alors qu'elle était déjà centenaire, déclara vouloir, avant de mourir, acclamer la famille royale. Un an après, le Roi lui rendait visite.</text:p>
          </table:table-cell>
          <table:table-cell table:style-name="ce11" table:formula="of:=CONCATENATE(&quot;https://osm.org/&quot;;[.A58];&quot;/&quot;;[.B58])" office:value-type="string" office:string-value="https://osm.org/relation/2972302" calcext:value-type="string">
            <text:p>https://osm.org/relation/2972302</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2304" calcext:value-type="float">
            <text:p>2972304</text:p>
          </table:table-cell>
          <table:table-cell table:style-name="ce2" office:value-type="string" calcext:value-type="string">
            <text:p>Rue Spruyt</text:p>
          </table:table-cell>
          <table:table-cell table:style-name="ce2" office:value-type="string" calcext:value-type="string">
            <text:p>Spruyt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Ambigu https://nl.wikipedia.org/wiki/Spruyt</text:p>
          </table:table-cell>
          <table:table-cell table:style-name="ce10" table:formula="of:=CONCATENATE(&quot;https://osm.org/&quot;;[.A59];&quot;/&quot;;[.B59])" office:value-type="string" office:string-value="https://osm.org/relation/2972304" calcext:value-type="string">
            <text:p>https://osm.org/relation/297230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2306" calcext:value-type="float">
            <text:p>2972306</text:p>
          </table:table-cell>
          <table:table-cell table:style-name="ce2" office:value-type="string" calcext:value-type="string">
            <text:p>Rue Bulins</text:p>
          </table:table-cell>
          <table:table-cell table:style-name="ce2" office:value-type="string" calcext:value-type="string">
            <text:p>Bulins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60];&quot;/&quot;;[.B60])" office:value-type="string" office:string-value="https://osm.org/relation/2972306" calcext:value-type="string">
            <text:p>https://osm.org/relation/297230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2312" calcext:value-type="float">
            <text:p>2972312</text:p>
          </table:table-cell>
          <table:table-cell table:style-name="ce2" office:value-type="string" calcext:value-type="string">
            <text:p>Rue Pannenhuis</text:p>
          </table:table-cell>
          <table:table-cell table:style-name="ce2" office:value-type="string" calcext:value-type="string">
            <text:p>Pannenhui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61];&quot;/&quot;;[.B61])" office:value-type="string" office:string-value="https://osm.org/relation/2972312" calcext:value-type="string">
            <text:p>https://osm.org/relation/2972312</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2316" calcext:value-type="float">
            <text:p>2972316</text:p>
          </table:table-cell>
          <table:table-cell table:style-name="ce4" office:value-type="string" calcext:value-type="string">
            <text:p>Rue Berré</text:p>
          </table:table-cell>
          <table:table-cell table:style-name="ce4" office:value-type="string" calcext:value-type="string">
            <text:p>Berréstraat</text:p>
          </table:table-cell>
          <table:table-cell table:style-name="ce4" office:value-type="string" calcext:value-type="string">
            <text:p>Q20519755</text:p>
          </table:table-cell>
          <table:table-cell table:style-name="ce4" table:content-validation-name="val1" office:value-type="string" calcext:value-type="string">
            <text:p>Pas une personne/Geen persoon</text:p>
          </table:table-cell>
          <table:table-cell table:style-name="ce7"/>
          <table:table-cell table:style-name="ce9" office:value-type="string" calcext:value-type="string">
            <text:p>Family name</text:p>
          </table:table-cell>
          <table:table-cell table:style-name="ce12" table:formula="of:=CONCATENATE(&quot;https://osm.org/&quot;;[.A62];&quot;/&quot;;[.B62])" office:value-type="string" office:string-value="https://osm.org/relation/2972316" calcext:value-type="string">
            <text:p>https://osm.org/relation/2972316</text:p>
          </table:table-cell>
          <table:table-cell table:style-name="ce7"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2329" calcext:value-type="float">
            <text:p>2972329</text:p>
          </table:table-cell>
          <table:table-cell table:style-name="ce2" office:value-type="string" calcext:value-type="string">
            <text:p>Rue Mayelle</text:p>
          </table:table-cell>
          <table:table-cell table:style-name="ce2" office:value-type="string" calcext:value-type="string">
            <text:p>Mayelle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63];&quot;/&quot;;[.B63])" office:value-type="string" office:string-value="https://osm.org/relation/2972329" calcext:value-type="string">
            <text:p>https://osm.org/relation/2972329</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2346" calcext:value-type="float">
            <text:p>2972346</text:p>
          </table:table-cell>
          <table:table-cell table:style-name="ce4" office:value-type="string" calcext:value-type="string">
            <text:p>Avenue Notre-Dame de Lourdes</text:p>
          </table:table-cell>
          <table:table-cell table:style-name="ce4" office:value-type="string" calcext:value-type="string">
            <text:p>Onze-Lieve-Vrouw Van Lourdeslaan</text:p>
          </table:table-cell>
          <table:table-cell table:style-name="ce4" office:value-type="string" calcext:value-type="string">
            <text:p>Q1905589</text:p>
          </table:table-cell>
          <table:table-cell table:style-name="ce4" table:content-validation-name="val1" office:value-type="string" calcext:value-type="string">
            <text:p>Femme/Vrouw</text:p>
          </table:table-cell>
          <table:table-cell table:style-name="ce7" table:number-columns-repeated="2"/>
          <table:table-cell table:style-name="ce12" table:formula="of:=CONCATENATE(&quot;https://osm.org/&quot;;[.A64];&quot;/&quot;;[.B64])" office:value-type="string" office:string-value="https://osm.org/relation/2972346" calcext:value-type="string">
            <text:p>https://osm.org/relation/2972346</text:p>
          </table:table-cell>
          <table:table-cell table:style-name="ce7"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72471" calcext:value-type="float">
            <text:p>2972471</text:p>
          </table:table-cell>
          <table:table-cell table:style-name="ce3" office:value-type="string" calcext:value-type="string">
            <text:p>Rue Baron de Laveleye</text:p>
          </table:table-cell>
          <table:table-cell table:style-name="ce3" office:value-type="string" calcext:value-type="string">
            <text:p>Baron de Laveleyestraat</text:p>
          </table:table-cell>
          <table:table-cell table:style-name="ce3" office:value-type="string" calcext:value-type="string">
            <text:p>Q286125</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65];&quot;/&quot;;[.B65])" office:value-type="string" office:string-value="https://osm.org/relation/2972471" calcext:value-type="string">
            <text:p>https://osm.org/relation/2972471</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2475" calcext:value-type="float">
            <text:p>2972475</text:p>
          </table:table-cell>
          <table:table-cell table:style-name="ce2" office:value-type="string" calcext:value-type="string">
            <text:p>Rue Van Swae</text:p>
          </table:table-cell>
          <table:table-cell table:style-name="ce2" office:value-type="string" calcext:value-type="string">
            <text:p>Van Swa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Albert Van Swae (1776-1851), ancien bourgmestre de Jette-Ganshoren.</text:p>
          </table:table-cell>
          <table:table-cell table:style-name="ce10" table:formula="of:=CONCATENATE(&quot;https://osm.org/&quot;;[.A66];&quot;/&quot;;[.B66])" office:value-type="string" office:string-value="https://osm.org/relation/2972475" calcext:value-type="string">
            <text:p>https://osm.org/relation/297247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2483" calcext:value-type="float">
            <text:p>2972483</text:p>
          </table:table-cell>
          <table:table-cell table:style-name="ce2" office:value-type="string" calcext:value-type="string">
            <text:p>Place de la Grotte</text:p>
          </table:table-cell>
          <table:table-cell table:style-name="ce2" office:value-type="string" calcext:value-type="string">
            <text:p>Grotplei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67];&quot;/&quot;;[.B67])" office:value-type="string" office:string-value="https://osm.org/relation/2972483" calcext:value-type="string">
            <text:p>https://osm.org/relation/297248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2485" calcext:value-type="float">
            <text:p>2972485</text:p>
          </table:table-cell>
          <table:table-cell table:style-name="ce2" office:value-type="string" calcext:value-type="string">
            <text:p>Rue Josse De Boeck</text:p>
          </table:table-cell>
          <table:table-cell table:style-name="ce2" office:value-type="string" calcext:value-type="string">
            <text:p>Josse De Boeck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68];&quot;/&quot;;[.B68])" office:value-type="string" office:string-value="https://osm.org/relation/2972485" calcext:value-type="string">
            <text:p>https://osm.org/relation/2972485</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72491" calcext:value-type="float">
            <text:p>2972491</text:p>
          </table:table-cell>
          <table:table-cell table:style-name="ce3" office:value-type="string" calcext:value-type="string">
            <text:p>Rue Steppé</text:p>
          </table:table-cell>
          <table:table-cell table:style-name="ce3" office:value-type="string" calcext:value-type="string">
            <text:p>Steppéstraat</text:p>
          </table:table-cell>
          <table:table-cell table:style-name="ce3" office:value-type="string" calcext:value-type="string">
            <text:p>Q42299360</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69];&quot;/&quot;;[.B69])" office:value-type="string" office:string-value="https://osm.org/relation/2972491" calcext:value-type="string">
            <text:p>https://osm.org/relation/2972491</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2534" calcext:value-type="float">
            <text:p>2972534</text:p>
          </table:table-cell>
          <table:table-cell table:style-name="ce2" office:value-type="string" calcext:value-type="string">
            <text:p>Rue Tilmont</text:p>
          </table:table-cell>
          <table:table-cell table:style-name="ce2" office:value-type="string" calcext:value-type="string">
            <text:p>Tilmont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Pas de Wikidata ni Wikipedia</text:p>
          </table:table-cell>
          <table:table-cell table:style-name="ce10" table:formula="of:=CONCATENATE(&quot;https://osm.org/&quot;;[.A70];&quot;/&quot;;[.B70])" office:value-type="string" office:string-value="https://osm.org/relation/2972534" calcext:value-type="string">
            <text:p>https://osm.org/relation/297253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3526" calcext:value-type="float">
            <text:p>2973526</text:p>
          </table:table-cell>
          <table:table-cell table:style-name="ce2" office:value-type="string" calcext:value-type="string">
            <text:p>Rue Ferdinand Lenoir</text:p>
          </table:table-cell>
          <table:table-cell table:style-name="ce2" office:value-type="string" calcext:value-type="string">
            <text:p>Ferdinand Lenoir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Ferdinand Lenoir était un résistant, employé de chemin de fer. Il récoltait des informations sur les chemins de fer allemands pendant la guerre. Il fut arrêté sur dénonciation et fusillé le 14 avril 1915.</text:p>
          </table:table-cell>
          <table:table-cell table:style-name="ce10" table:formula="of:=CONCATENATE(&quot;https://osm.org/&quot;;[.A71];&quot;/&quot;;[.B71])" office:value-type="string" office:string-value="https://osm.org/relation/2973526" calcext:value-type="string">
            <text:p>https://osm.org/relation/297352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3531" calcext:value-type="float">
            <text:p>2973531</text:p>
          </table:table-cell>
          <table:table-cell table:style-name="ce2" office:value-type="string" calcext:value-type="string">
            <text:p>Rue Pierre De Breuker</text:p>
          </table:table-cell>
          <table:table-cell table:style-name="ce2" office:value-type="string" calcext:value-type="string">
            <text:p>Pierre De Breuker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ierre De Breuker (mort en 1886), instituteur. <text:s/></text:p>
          </table:table-cell>
          <table:table-cell table:style-name="ce10" table:formula="of:=CONCATENATE(&quot;https://osm.org/&quot;;[.A72];&quot;/&quot;;[.B72])" office:value-type="string" office:string-value="https://osm.org/relation/2973531" calcext:value-type="string">
            <text:p>https://osm.org/relation/297353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3532" calcext:value-type="float">
            <text:p>2973532</text:p>
          </table:table-cell>
          <table:table-cell table:style-name="ce2" office:value-type="string" calcext:value-type="string">
            <text:p>Rue de l'Équité</text:p>
          </table:table-cell>
          <table:table-cell table:style-name="ce2" office:value-type="string" calcext:value-type="string">
            <text:p>Gerechtigheid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73];&quot;/&quot;;[.B73])" office:value-type="string" office:string-value="https://osm.org/relation/2973532" calcext:value-type="string">
            <text:p>https://osm.org/relation/297353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3540" calcext:value-type="float">
            <text:p>2973540</text:p>
          </table:table-cell>
          <table:table-cell table:style-name="ce2" office:value-type="string" calcext:value-type="string">
            <text:p>Rue de l'Héroïsme</text:p>
          </table:table-cell>
          <table:table-cell table:style-name="ce2" office:value-type="string" calcext:value-type="string">
            <text:p>Heldenmoed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74];&quot;/&quot;;[.B74])" office:value-type="string" office:string-value="https://osm.org/relation/2973540" calcext:value-type="string">
            <text:p>https://osm.org/relation/297354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45" calcext:value-type="float">
            <text:p>2974945</text:p>
          </table:table-cell>
          <table:table-cell table:style-name="ce2" office:value-type="string" calcext:value-type="string">
            <text:p>Rue Thomaes</text:p>
          </table:table-cell>
          <table:table-cell table:style-name="ce2" office:value-type="string" calcext:value-type="string">
            <text:p>Thomaes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Ambigu https://nl.wikipedia.org/wiki/Thomaes</text:p>
          </table:table-cell>
          <table:table-cell table:style-name="ce10" table:formula="of:=CONCATENATE(&quot;https://osm.org/&quot;;[.A75];&quot;/&quot;;[.B75])" office:value-type="string" office:string-value="https://osm.org/relation/2974945" calcext:value-type="string">
            <text:p>https://osm.org/relation/297494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60" calcext:value-type="float">
            <text:p>2974960</text:p>
          </table:table-cell>
          <table:table-cell table:style-name="ce2" office:value-type="string" calcext:value-type="string">
            <text:p>Rue Henri Werrie</text:p>
          </table:table-cell>
          <table:table-cell table:style-name="ce2" office:value-type="string" calcext:value-type="string">
            <text:p>Henri Werri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Henri Werrie fut bourgmestre de Jette et grand propriétaire foncier.</text:p>
          </table:table-cell>
          <table:table-cell table:style-name="ce10" table:formula="of:=CONCATENATE(&quot;https://osm.org/&quot;;[.A76];&quot;/&quot;;[.B76])" office:value-type="string" office:string-value="https://osm.org/relation/2974960" calcext:value-type="string">
            <text:p>https://osm.org/relation/297496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69" calcext:value-type="float">
            <text:p>2974969</text:p>
          </table:table-cell>
          <table:table-cell table:style-name="ce2" office:value-type="string" calcext:value-type="string">
            <text:p>Rue Gillebertus</text:p>
          </table:table-cell>
          <table:table-cell table:style-name="ce2" office:value-type="string" calcext:value-type="string">
            <text:p>Gillebertu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Mr. Gillebertus, ancien conseiller communal de Jette. <text:s/></text:p>
          </table:table-cell>
          <table:table-cell table:style-name="ce10" table:formula="of:=CONCATENATE(&quot;https://osm.org/&quot;;[.A77];&quot;/&quot;;[.B77])" office:value-type="string" office:string-value="https://osm.org/relation/2974969" calcext:value-type="string">
            <text:p>https://osm.org/relation/297496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92" calcext:value-type="float">
            <text:p>2974992</text:p>
          </table:table-cell>
          <table:table-cell table:style-name="ce2" office:value-type="string" calcext:value-type="string">
            <text:p>Place Laneau</text:p>
          </table:table-cell>
          <table:table-cell table:style-name="ce2" office:value-type="string" calcext:value-type="string">
            <text:p>Laneauplein</text:p>
          </table:table-cell>
          <table:table-cell/>
          <table:table-cell table:style-name="ce2" table:content-validation-name="val1" office:value-type="string" calcext:value-type="string">
            <text:p>Homme/Man</text:p>
          </table:table-cell>
          <table:table-cell/>
          <table:table-cell table:style-name="ce2" office:value-type="string" calcext:value-type="string">
            <text:p>Henri Laneau, bourgmestre de Jette de 1882 à 1885.</text:p>
          </table:table-cell>
          <table:table-cell table:style-name="ce10" table:formula="of:=CONCATENATE(&quot;https://osm.org/&quot;;[.A78];&quot;/&quot;;[.B78])" office:value-type="string" office:string-value="https://osm.org/relation/2974992" calcext:value-type="string">
            <text:p>https://osm.org/relation/297499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93" calcext:value-type="float">
            <text:p>2974993</text:p>
          </table:table-cell>
          <table:table-cell table:style-name="ce2" office:value-type="string" calcext:value-type="string">
            <text:p>Rue Henri Van Bortonne</text:p>
          </table:table-cell>
          <table:table-cell table:style-name="ce2" office:value-type="string" calcext:value-type="string">
            <text:p>Henri Van Bortonn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79];&quot;/&quot;;[.B79])" office:value-type="string" office:string-value="https://osm.org/relation/2974993" calcext:value-type="string">
            <text:p>https://osm.org/relation/297499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4999" calcext:value-type="float">
            <text:p>2974999</text:p>
          </table:table-cell>
          <table:table-cell table:style-name="ce2" office:value-type="string" calcext:value-type="string">
            <text:p>Rue Gustave Van Huynegem</text:p>
          </table:table-cell>
          <table:table-cell table:style-name="ce2" office:value-type="string" calcext:value-type="string">
            <text:p>Gustave Van Huynegem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Gustave Van Huyneghem (Asse, le 9 juillet 1867 - Jette, le 10 juillet 1940), conseiller communal, échevin, puis bourgmestre de Jette de 1927 à 1940. La rue porte ce nom depuis le 4 mai 1948. Rue ouverte par AR du 8 août 1892 sous le nom de Kleine Schoolstraat (petite rue des Ecoles).</text:p>
          </table:table-cell>
          <table:table-cell table:style-name="ce10" table:formula="of:=CONCATENATE(&quot;https://osm.org/&quot;;[.A80];&quot;/&quot;;[.B80])" office:value-type="string" office:string-value="https://osm.org/relation/2974999" calcext:value-type="string">
            <text:p>https://osm.org/relation/297499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024" calcext:value-type="float">
            <text:p>2975024</text:p>
          </table:table-cell>
          <table:table-cell table:style-name="ce2" office:value-type="string" calcext:value-type="string">
            <text:p>Rue Adolphe Vandenschrieck</text:p>
          </table:table-cell>
          <table:table-cell table:style-name="ce2" office:value-type="string" calcext:value-type="string">
            <text:p>Adolphe Vandenschrieck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81];&quot;/&quot;;[.B81])" office:value-type="string" office:string-value="https://osm.org/relation/2975024" calcext:value-type="string">
            <text:p>https://osm.org/relation/297502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088" calcext:value-type="float">
            <text:p>2975088</text:p>
          </table:table-cell>
          <table:table-cell table:style-name="ce2" office:value-type="string" calcext:value-type="string">
            <text:p>Rue de l'Église Saint-Pierre</text:p>
          </table:table-cell>
          <table:table-cell table:style-name="ce2" office:value-type="string" calcext:value-type="string">
            <text:p>Sint-Pieterskerk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82];&quot;/&quot;;[.B82])" office:value-type="string" office:string-value="https://osm.org/relation/2975088" calcext:value-type="string">
            <text:p>https://osm.org/relation/2975088</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75162" calcext:value-type="float">
            <text:p>2975162</text:p>
          </table:table-cell>
          <table:table-cell table:style-name="ce3" office:value-type="string" calcext:value-type="string">
            <text:p>Place Cardinal Mercier</text:p>
          </table:table-cell>
          <table:table-cell table:style-name="ce3" office:value-type="string" calcext:value-type="string">
            <text:p>Kardinaal Mercierplein</text:p>
          </table:table-cell>
          <table:table-cell table:style-name="ce3" office:value-type="string" calcext:value-type="string">
            <text:p>Q46809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83];&quot;/&quot;;[.B83])" office:value-type="string" office:string-value="https://osm.org/relation/2975162" calcext:value-type="string">
            <text:p>https://osm.org/relation/2975162</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5186" calcext:value-type="float">
            <text:p>2975186</text:p>
          </table:table-cell>
          <table:table-cell table:style-name="ce2" office:value-type="string" calcext:value-type="string">
            <text:p>Rue Jean-Baptiste Verbeyst</text:p>
          </table:table-cell>
          <table:table-cell table:style-name="ce2" office:value-type="string" calcext:value-type="string">
            <text:p>Jean-Baptiste Verbeys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Jean-Baptiste Verbeyst (Molenbeek-Saint-Jean, le 23 avril 1875 - Jette, le 13 mai 1938), exploitant d'un magasin de porcelaine, conseiller communal catholique de 1933 à sa mort. La rue porte ce nom depuis le 26 novembre 1948.</text:p>
          </table:table-cell>
          <table:table-cell table:style-name="ce10" table:formula="of:=CONCATENATE(&quot;https://osm.org/&quot;;[.A84];&quot;/&quot;;[.B84])" office:value-type="string" office:string-value="https://osm.org/relation/2975186" calcext:value-type="string">
            <text:p>https://osm.org/relation/297518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190" calcext:value-type="float">
            <text:p>2975190</text:p>
          </table:table-cell>
          <table:table-cell table:style-name="ce2" office:value-type="string" calcext:value-type="string">
            <text:p>Rue François Couteaux</text:p>
          </table:table-cell>
          <table:table-cell table:style-name="ce2" office:value-type="string" calcext:value-type="string">
            <text:p>François Couteaux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85];&quot;/&quot;;[.B85])" office:value-type="string" office:string-value="https://osm.org/relation/2975190" calcext:value-type="string">
            <text:p>https://osm.org/relation/2975190</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5200" calcext:value-type="float">
            <text:p>2975200</text:p>
          </table:table-cell>
          <table:table-cell table:style-name="ce4" office:value-type="string" calcext:value-type="string">
            <text:p>Rue Saint-Vincent de Paul</text:p>
          </table:table-cell>
          <table:table-cell table:style-name="ce4" office:value-type="string" calcext:value-type="string">
            <text:p>Sint-Vincentius a Paulostraat</text:p>
          </table:table-cell>
          <table:table-cell table:style-name="ce4" office:value-type="string" calcext:value-type="string">
            <text:p>Q247959</text:p>
          </table:table-cell>
          <table:table-cell table:style-name="ce4" table:content-validation-name="val1" office:value-type="string" calcext:value-type="string">
            <text:p>Pas une personne/Geen persoon</text:p>
          </table:table-cell>
          <table:table-cell table:style-name="ce7" table:number-columns-repeated="2"/>
          <table:table-cell table:style-name="ce12" table:formula="of:=CONCATENATE(&quot;https://osm.org/&quot;;[.A86];&quot;/&quot;;[.B86])" office:value-type="string" office:string-value="https://osm.org/relation/2975200" calcext:value-type="string">
            <text:p>https://osm.org/relation/2975200</text:p>
          </table:table-cell>
          <table:table-cell table:style-name="ce7"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5205" calcext:value-type="float">
            <text:p>2975205</text:p>
          </table:table-cell>
          <table:table-cell table:style-name="ce2" office:value-type="string" calcext:value-type="string">
            <text:p>Avenue des Démineurs</text:p>
          </table:table-cell>
          <table:table-cell table:style-name="ce2" office:value-type="string" calcext:value-type="string">
            <text:p>Ontmijners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87];&quot;/&quot;;[.B87])" office:value-type="string" office:string-value="https://osm.org/relation/2975205" calcext:value-type="string">
            <text:p>https://osm.org/relation/297520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239" calcext:value-type="float">
            <text:p>2975239</text:p>
          </table:table-cell>
          <table:table-cell table:style-name="ce2" office:value-type="string" calcext:value-type="string">
            <text:p>Rue Jules Lahaye</text:p>
          </table:table-cell>
          <table:table-cell table:style-name="ce2" office:value-type="string" calcext:value-type="string">
            <text:p>Jules Lahay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Jules Lahaye, géomètre et marchand de chevaux, qui distribuait, pendant la première guerre mondiale, les vivres de provenance américaine et espagnole.</text:p>
          </table:table-cell>
          <table:table-cell table:style-name="ce10" table:formula="of:=CONCATENATE(&quot;https://osm.org/&quot;;[.A88];&quot;/&quot;;[.B88])" office:value-type="string" office:string-value="https://osm.org/relation/2975239" calcext:value-type="string">
            <text:p>https://osm.org/relation/297523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270" calcext:value-type="float">
            <text:p>2975270</text:p>
          </table:table-cell>
          <table:table-cell table:style-name="ce2" office:value-type="string" calcext:value-type="string">
            <text:p>Rue Gustave Delathouwer</text:p>
          </table:table-cell>
          <table:table-cell table:style-name="ce2" office:value-type="string" calcext:value-type="string">
            <text:p>Gustave Delathouwer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89];&quot;/&quot;;[.B89])" office:value-type="string" office:string-value="https://osm.org/relation/2975270" calcext:value-type="string">
            <text:p>https://osm.org/relation/297527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294" calcext:value-type="float">
            <text:p>2975294</text:p>
          </table:table-cell>
          <table:table-cell table:style-name="ce2" office:value-type="string" calcext:value-type="string">
            <text:p>Rue des Augustines</text:p>
          </table:table-cell>
          <table:table-cell table:style-name="ce2" office:value-type="string" calcext:value-type="string">
            <text:p>Augustijnernonnen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0];&quot;/&quot;;[.B90])" office:value-type="string" office:string-value="https://osm.org/relation/2975294" calcext:value-type="string">
            <text:p>https://osm.org/relation/2975294</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75298" calcext:value-type="float">
            <text:p>2975298</text:p>
          </table:table-cell>
          <table:table-cell table:style-name="ce4" office:value-type="string" calcext:value-type="string">
            <text:p>Rue Dansette</text:p>
          </table:table-cell>
          <table:table-cell table:style-name="ce4" office:value-type="string" calcext:value-type="string">
            <text:p>Dansettestraat</text:p>
          </table:table-cell>
          <table:table-cell table:style-name="ce4" office:value-type="string" calcext:value-type="string">
            <text:p>Q16033466</text:p>
          </table:table-cell>
          <table:table-cell table:style-name="ce4" table:content-validation-name="val1" office:value-type="string" calcext:value-type="string">
            <text:p>Pas une personne/Geen persoon</text:p>
          </table:table-cell>
          <table:table-cell table:style-name="ce7"/>
          <table:table-cell table:style-name="ce4" office:value-type="string" calcext:value-type="string">
            <text:p>Family name</text:p>
          </table:table-cell>
          <table:table-cell table:style-name="ce12" table:formula="of:=CONCATENATE(&quot;https://osm.org/&quot;;[.A91];&quot;/&quot;;[.B91])" office:value-type="string" office:string-value="https://osm.org/relation/2975298" calcext:value-type="string">
            <text:p>https://osm.org/relation/2975298</text:p>
          </table:table-cell>
          <table:table-cell table:style-name="ce7"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5477" calcext:value-type="float">
            <text:p>2975477</text:p>
          </table:table-cell>
          <table:table-cell table:style-name="ce2" office:value-type="string" calcext:value-type="string">
            <text:p>Rue Esseghem</text:p>
          </table:table-cell>
          <table:table-cell table:style-name="ce2" office:value-type="string" calcext:value-type="string">
            <text:p>Esseghem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2];&quot;/&quot;;[.B92])" office:value-type="string" office:string-value="https://osm.org/relation/2975477" calcext:value-type="string">
            <text:p>https://osm.org/relation/297547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482" calcext:value-type="float">
            <text:p>2975482</text:p>
          </table:table-cell>
          <table:table-cell table:style-name="ce2" office:value-type="string" calcext:value-type="string">
            <text:p>Rue Joseph Loossens</text:p>
          </table:table-cell>
          <table:table-cell table:style-name="ce2" office:value-type="string" calcext:value-type="string">
            <text:p>Joseph Loossen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93];&quot;/&quot;;[.B93])" office:value-type="string" office:string-value="https://osm.org/relation/2975482" calcext:value-type="string">
            <text:p>https://osm.org/relation/297548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5487" calcext:value-type="float">
            <text:p>2975487</text:p>
          </table:table-cell>
          <table:table-cell table:style-name="ce2" office:value-type="string" calcext:value-type="string">
            <text:p>Rue de la Résistance</text:p>
          </table:table-cell>
          <table:table-cell table:style-name="ce2" office:value-type="string" calcext:value-type="string">
            <text:p>Verzet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4];&quot;/&quot;;[.B94])" office:value-type="string" office:string-value="https://osm.org/relation/2975487" calcext:value-type="string">
            <text:p>https://osm.org/relation/297548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6012" calcext:value-type="float">
            <text:p>2976012</text:p>
          </table:table-cell>
          <table:table-cell table:style-name="ce2" office:value-type="string" calcext:value-type="string">
            <text:p>Rue Amélie Gomand</text:p>
          </table:table-cell>
          <table:table-cell table:style-name="ce2" office:value-type="string" calcext:value-type="string">
            <text:p>Amélie Gomandstraat</text:p>
          </table:table-cell>
          <table:table-cell/>
          <table:table-cell table:style-name="ce2" table:content-validation-name="val1" office:value-type="string" calcext:value-type="string">
            <text:p>Femme/Vrouw</text:p>
          </table:table-cell>
          <table:table-cell/>
          <table:table-cell table:style-name="ce2" office:value-type="string" calcext:value-type="string">
            <text:p>Pas de Wikidata ni Wikipedia</text:p>
          </table:table-cell>
          <table:table-cell table:style-name="ce10" table:formula="of:=CONCATENATE(&quot;https://osm.org/&quot;;[.A95];&quot;/&quot;;[.B95])" office:value-type="string" office:string-value="https://osm.org/relation/2976012" calcext:value-type="string">
            <text:p>https://osm.org/relation/297601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6020" calcext:value-type="float">
            <text:p>2976020</text:p>
          </table:table-cell>
          <table:table-cell table:style-name="ce2" office:value-type="string" calcext:value-type="string">
            <text:p>Rue de la Loyauté</text:p>
          </table:table-cell>
          <table:table-cell table:style-name="ce2" office:value-type="string" calcext:value-type="string">
            <text:p>Rechtschapenheid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6];&quot;/&quot;;[.B96])" office:value-type="string" office:string-value="https://osm.org/relation/2976020" calcext:value-type="string">
            <text:p>https://osm.org/relation/297602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6021" calcext:value-type="float">
            <text:p>2976021</text:p>
          </table:table-cell>
          <table:table-cell table:style-name="ce2" office:value-type="string" calcext:value-type="string">
            <text:p>Rond Point du Pannenhuis</text:p>
          </table:table-cell>
          <table:table-cell table:style-name="ce2" office:value-type="string" calcext:value-type="string">
            <text:p>Pannenhuisplei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7];&quot;/&quot;;[.B97])" office:value-type="string" office:string-value="https://osm.org/relation/2976021" calcext:value-type="string">
            <text:p>https://osm.org/relation/2976021</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76062" calcext:value-type="float">
            <text:p>2976062</text:p>
          </table:table-cell>
          <table:table-cell table:style-name="ce3" office:value-type="string" calcext:value-type="string">
            <text:p>Rue Jacobs Fontaine</text:p>
          </table:table-cell>
          <table:table-cell table:style-name="ce3" office:value-type="string" calcext:value-type="string">
            <text:p>Jacobs Fontainestraat</text:p>
          </table:table-cell>
          <table:table-cell table:style-name="ce3" office:value-type="string" calcext:value-type="string">
            <text:p>Q338031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98];&quot;/&quot;;[.B98])" office:value-type="string" office:string-value="https://osm.org/relation/2976062" calcext:value-type="string">
            <text:p>https://osm.org/relation/2976062</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6069" calcext:value-type="float">
            <text:p>2976069</text:p>
          </table:table-cell>
          <table:table-cell table:style-name="ce2" office:value-type="string" calcext:value-type="string">
            <text:p>Rue de la Bravoure</text:p>
          </table:table-cell>
          <table:table-cell table:style-name="ce2" office:value-type="string" calcext:value-type="string">
            <text:p>Dapperheid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99];&quot;/&quot;;[.B99])" office:value-type="string" office:string-value="https://osm.org/relation/2976069" calcext:value-type="string">
            <text:p>https://osm.org/relation/2976069</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78221" calcext:value-type="float">
            <text:p>2978221</text:p>
          </table:table-cell>
          <table:table-cell table:style-name="ce3" office:value-type="string" calcext:value-type="string">
            <text:p>Rue Saint-Norbert</text:p>
          </table:table-cell>
          <table:table-cell table:style-name="ce3" office:value-type="string" calcext:value-type="string">
            <text:p>Sint-Norbertusstraat</text:p>
          </table:table-cell>
          <table:table-cell table:style-name="ce3" office:value-type="string" calcext:value-type="string">
            <text:p>Q160374</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0];&quot;/&quot;;[.B100])" office:value-type="string" office:string-value="https://osm.org/relation/2978221" calcext:value-type="string">
            <text:p>https://osm.org/relation/2978221</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8224" calcext:value-type="float">
            <text:p>2978224</text:p>
          </table:table-cell>
          <table:table-cell table:style-name="ce2" office:value-type="string" calcext:value-type="string">
            <text:p>Rue Duysburgh</text:p>
          </table:table-cell>
          <table:table-cell table:style-name="ce2" office:value-type="string" calcext:value-type="string">
            <text:p>Duysburgh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Joseph Duysburgh (1846-1936), maître de chorale, qui dirigea la chorale d'enfants qui chanta des chants patriotiques lors de l'inauguration du monument en hommage au roi Léopold Ier, place de la Dynastie, le 21 juillet 1880, à l'occasion du 50ème anniversaire de l'indépendance belge. </text:p>
          </table:table-cell>
          <table:table-cell table:style-name="ce10" table:formula="of:=CONCATENATE(&quot;https://osm.org/&quot;;[.A101];&quot;/&quot;;[.B101])" office:value-type="string" office:string-value="https://osm.org/relation/2978224" calcext:value-type="string">
            <text:p>https://osm.org/relation/297822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79963" calcext:value-type="float">
            <text:p>2979963</text:p>
          </table:table-cell>
          <table:table-cell table:style-name="ce2" office:value-type="string" calcext:value-type="string">
            <text:p>Rue Pierre Verschelden</text:p>
          </table:table-cell>
          <table:table-cell table:style-name="ce2" office:value-type="string" calcext:value-type="string">
            <text:p>Pierre Verschelden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ierre Verschelden (1890-1918), sergent au 2ème régiment de carabiniers-cyclistes, tombé au champ d'honneur. La rue porte ce nom depuis 1956.</text:p>
          </table:table-cell>
          <table:table-cell table:style-name="ce10" table:formula="of:=CONCATENATE(&quot;https://osm.org/&quot;;[.A102];&quot;/&quot;;[.B102])" office:value-type="string" office:string-value="https://osm.org/relation/2979963" calcext:value-type="string">
            <text:p>https://osm.org/relation/2979963</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79993" calcext:value-type="float">
            <text:p>2979993</text:p>
          </table:table-cell>
          <table:table-cell table:style-name="ce3" office:value-type="string" calcext:value-type="string">
            <text:p>Rue Ernest Salu</text:p>
          </table:table-cell>
          <table:table-cell table:style-name="ce3" office:value-type="string" calcext:value-type="string">
            <text:p>Ernest Salustraat</text:p>
          </table:table-cell>
          <table:table-cell table:style-name="ce3" office:value-type="string" calcext:value-type="string">
            <text:p>Q20264353</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3];&quot;/&quot;;[.B103])" office:value-type="string" office:string-value="https://osm.org/relation/2979993" calcext:value-type="string">
            <text:p>https://osm.org/relation/2979993</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79994" calcext:value-type="float">
            <text:p>2979994</text:p>
          </table:table-cell>
          <table:table-cell table:style-name="ce3" office:value-type="string" calcext:value-type="string">
            <text:p>Rue Gustave Gilson</text:p>
          </table:table-cell>
          <table:table-cell table:style-name="ce3" office:value-type="string" calcext:value-type="string">
            <text:p>Gustave Gilsonstraat</text:p>
          </table:table-cell>
          <table:table-cell table:style-name="ce3" office:value-type="string" calcext:value-type="string">
            <text:p>Q347958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4];&quot;/&quot;;[.B104])" office:value-type="string" office:string-value="https://osm.org/relation/2979994" calcext:value-type="string">
            <text:p>https://osm.org/relation/2979994</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79995" calcext:value-type="float">
            <text:p>2979995</text:p>
          </table:table-cell>
          <table:table-cell table:style-name="ce2" office:value-type="string" calcext:value-type="string">
            <text:p>Rue Léopold Peret</text:p>
          </table:table-cell>
          <table:table-cell table:style-name="ce2" office:value-type="string" calcext:value-type="string">
            <text:p>Leopold Pere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Léopold Peret, fonctionnaire, mort pour la Patrie en 1915. La rue porte ce nom depuis 1935. </text:p>
          </table:table-cell>
          <table:table-cell table:style-name="ce10" table:formula="of:=CONCATENATE(&quot;https://osm.org/&quot;;[.A105];&quot;/&quot;;[.B105])" office:value-type="string" office:string-value="https://osm.org/relation/2979995" calcext:value-type="string">
            <text:p>https://osm.org/relation/297999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079" calcext:value-type="float">
            <text:p>2980079</text:p>
          </table:table-cell>
          <table:table-cell table:style-name="ce2" office:value-type="string" calcext:value-type="string">
            <text:p>Rue Théophile De Baisieux</text:p>
          </table:table-cell>
          <table:table-cell table:style-name="ce2" office:value-type="string" calcext:value-type="string">
            <text:p>Théophile De Baisieux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le nom d'un professeur et éminent chirurgien de la Faculté de Médecine de l'Université catholique de Louvain, Pierre-Joseph-Théophile Debaisieux (ou De Baisieux) (1847 - le 31 mai 1920).</text:p>
          </table:table-cell>
          <table:table-cell table:style-name="ce10" table:formula="of:=CONCATENATE(&quot;https://osm.org/&quot;;[.A106];&quot;/&quot;;[.B106])" office:value-type="string" office:string-value="https://osm.org/relation/2980079" calcext:value-type="string">
            <text:p>https://osm.org/relation/2980079</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0107" calcext:value-type="float">
            <text:p>2980107</text:p>
          </table:table-cell>
          <table:table-cell table:style-name="ce3" office:value-type="string" calcext:value-type="string">
            <text:p>Avenue Guillaume De Greef</text:p>
          </table:table-cell>
          <table:table-cell table:style-name="ce3" office:value-type="string" calcext:value-type="string">
            <text:p>Guillaume De Greeflaan</text:p>
          </table:table-cell>
          <table:table-cell table:style-name="ce3" office:value-type="string" calcext:value-type="string">
            <text:p>Q5769755</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7];&quot;/&quot;;[.B107])" office:value-type="string" office:string-value="https://osm.org/relation/2980107" calcext:value-type="string">
            <text:p>https://osm.org/relation/2980107</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0117" calcext:value-type="float">
            <text:p>2980117</text:p>
          </table:table-cell>
          <table:table-cell table:style-name="ce3" office:value-type="string" calcext:value-type="string">
            <text:p>Avenue Ernest Masoin</text:p>
          </table:table-cell>
          <table:table-cell table:style-name="ce3" office:value-type="string" calcext:value-type="string">
            <text:p>Ernest Masoinlaan</text:p>
          </table:table-cell>
          <table:table-cell table:style-name="ce3" office:value-type="string" calcext:value-type="string">
            <text:p>Q305707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8];&quot;/&quot;;[.B108])" office:value-type="string" office:string-value="https://osm.org/relation/2980117" calcext:value-type="string">
            <text:p>https://osm.org/relation/2980117</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0118" calcext:value-type="float">
            <text:p>2980118</text:p>
          </table:table-cell>
          <table:table-cell table:style-name="ce3" office:value-type="string" calcext:value-type="string">
            <text:p>Place Arthur Van Gehuchten</text:p>
          </table:table-cell>
          <table:table-cell table:style-name="ce3" office:value-type="string" calcext:value-type="string">
            <text:p>Arthur Van Gehuchtenplein</text:p>
          </table:table-cell>
          <table:table-cell table:style-name="ce3" office:value-type="string" calcext:value-type="string">
            <text:p>Q286536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09];&quot;/&quot;;[.B109])" office:value-type="string" office:string-value="https://osm.org/relation/2980118" calcext:value-type="string">
            <text:p>https://osm.org/relation/2980118</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0122" calcext:value-type="float">
            <text:p>2980122</text:p>
          </table:table-cell>
          <table:table-cell table:style-name="ce2" office:value-type="string" calcext:value-type="string">
            <text:p>Clos 't Hof ten Berg</text:p>
          </table:table-cell>
          <table:table-cell table:style-name="ce2" office:value-type="string" calcext:value-type="string">
            <text:p>t Hof ten Ber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10];&quot;/&quot;;[.B110])" office:value-type="string" office:string-value="https://osm.org/relation/2980122" calcext:value-type="string">
            <text:p>https://osm.org/relation/298012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135" calcext:value-type="float">
            <text:p>2980135</text:p>
          </table:table-cell>
          <table:table-cell table:style-name="ce2" office:value-type="string" calcext:value-type="string">
            <text:p>Avenue du Comté de Jette</text:p>
          </table:table-cell>
          <table:table-cell table:style-name="ce2" office:value-type="string" calcext:value-type="string">
            <text:p>Graafschap Jette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11];&quot;/&quot;;[.B111])" office:value-type="string" office:string-value="https://osm.org/relation/2980135" calcext:value-type="string">
            <text:p>https://osm.org/relation/298013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136" calcext:value-type="float">
            <text:p>2980136</text:p>
          </table:table-cell>
          <table:table-cell table:style-name="ce2" office:value-type="string" calcext:value-type="string">
            <text:p>Avenue du Sacré-Coeur</text:p>
          </table:table-cell>
          <table:table-cell table:style-name="ce2" office:value-type="string" calcext:value-type="string">
            <text:p>Heilig-Hart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12];&quot;/&quot;;[.B112])" office:value-type="string" office:string-value="https://osm.org/relation/2980136" calcext:value-type="string">
            <text:p>https://osm.org/relation/298013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141" calcext:value-type="float">
            <text:p>2980141</text:p>
          </table:table-cell>
          <table:table-cell table:style-name="ce2" office:value-type="string" calcext:value-type="string">
            <text:p>Square Jules Lorge</text:p>
          </table:table-cell>
          <table:table-cell table:style-name="ce2" office:value-type="string" calcext:value-type="string">
            <text:p>Jules Lorgesquare</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13];&quot;/&quot;;[.B113])" office:value-type="string" office:string-value="https://osm.org/relation/2980141" calcext:value-type="string">
            <text:p>https://osm.org/relation/298014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145" calcext:value-type="float">
            <text:p>2980145</text:p>
          </table:table-cell>
          <table:table-cell table:style-name="ce2" office:value-type="string" calcext:value-type="string">
            <text:p>Rue Dupré</text:p>
          </table:table-cell>
          <table:table-cell table:style-name="ce2" office:value-type="string" calcext:value-type="string">
            <text:p>Dupré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ierre Joseph Dupré fut le premier maire de Jette en 1795, notaire et grand propriétaire foncier.</text:p>
          </table:table-cell>
          <table:table-cell table:style-name="ce10" table:formula="of:=CONCATENATE(&quot;https://osm.org/&quot;;[.A114];&quot;/&quot;;[.B114])" office:value-type="string" office:string-value="https://osm.org/relation/2980145" calcext:value-type="string">
            <text:p>https://osm.org/relation/298014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0182" calcext:value-type="float">
            <text:p>2980182</text:p>
          </table:table-cell>
          <table:table-cell table:style-name="ce2" office:value-type="string" calcext:value-type="string">
            <text:p>Rue Antoine Baeck</text:p>
          </table:table-cell>
          <table:table-cell table:style-name="ce2" office:value-type="string" calcext:value-type="string">
            <text:p>Antoine Baeck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15];&quot;/&quot;;[.B115])" office:value-type="string" office:string-value="https://osm.org/relation/2980182" calcext:value-type="string">
            <text:p>https://osm.org/relation/2980182</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053" calcext:value-type="float">
            <text:p>2981053</text:p>
          </table:table-cell>
          <table:table-cell table:style-name="ce3" office:value-type="string" calcext:value-type="string">
            <text:p>Rue Bonaventure</text:p>
          </table:table-cell>
          <table:table-cell table:style-name="ce3" office:value-type="string" calcext:value-type="string">
            <text:p>Bonaventurestraat</text:p>
          </table:table-cell>
          <table:table-cell table:style-name="ce3" office:value-type="string" calcext:value-type="string">
            <text:p>Q2087124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16];&quot;/&quot;;[.B116])" office:value-type="string" office:string-value="https://osm.org/relation/2981053" calcext:value-type="string">
            <text:p>https://osm.org/relation/2981053</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109" calcext:value-type="float">
            <text:p>2981109</text:p>
          </table:table-cell>
          <table:table-cell table:style-name="ce2" office:value-type="string" calcext:value-type="string">
            <text:p>Rue Valère Broekaert</text:p>
          </table:table-cell>
          <table:table-cell table:style-name="ce2" office:value-type="string" calcext:value-type="string">
            <text:p>Valère Broekaer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Valère Broeckaert, agent de police jettois arrêté pendant l'occupation allemande et fusillé au Fort de Breendonk.</text:p>
          </table:table-cell>
          <table:table-cell table:style-name="ce10" table:formula="of:=CONCATENATE(&quot;https://osm.org/&quot;;[.A117];&quot;/&quot;;[.B117])" office:value-type="string" office:string-value="https://osm.org/relation/2981109" calcext:value-type="string">
            <text:p>https://osm.org/relation/298110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121" calcext:value-type="float">
            <text:p>2981121</text:p>
          </table:table-cell>
          <table:table-cell table:style-name="ce2" office:value-type="string" calcext:value-type="string">
            <text:p>Rue Frédéric Mohrfeld</text:p>
          </table:table-cell>
          <table:table-cell table:style-name="ce2" office:value-type="string" calcext:value-type="string">
            <text:p>Frédéric Mohrfeld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Frédéric Mohrfeld, officier de police jettois, arrêté par les Allemands pour diffusion de publications clandestines et fusillé au Fort de Breendonk, le 15 mai 1943.</text:p>
          </table:table-cell>
          <table:table-cell table:style-name="ce10" table:formula="of:=CONCATENATE(&quot;https://osm.org/&quot;;[.A118];&quot;/&quot;;[.B118])" office:value-type="string" office:string-value="https://osm.org/relation/2981121" calcext:value-type="string">
            <text:p>https://osm.org/relation/298112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324" calcext:value-type="float">
            <text:p>2981324</text:p>
          </table:table-cell>
          <table:table-cell table:style-name="ce2" office:value-type="string" calcext:value-type="string">
            <text:p>Rue René Reniers</text:p>
          </table:table-cell>
          <table:table-cell table:style-name="ce2" office:value-type="string" calcext:value-type="string">
            <text:p>René Renier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19];&quot;/&quot;;[.B119])" office:value-type="string" office:string-value="https://osm.org/relation/2981324" calcext:value-type="string">
            <text:p>https://osm.org/relation/2981324</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414" calcext:value-type="float">
            <text:p>2981414</text:p>
          </table:table-cell>
          <table:table-cell table:style-name="ce3" office:value-type="string" calcext:value-type="string">
            <text:p>Rue Fernande Volral</text:p>
          </table:table-cell>
          <table:table-cell table:style-name="ce3" office:value-type="string" calcext:value-type="string">
            <text:p>Fernande Volralstraat</text:p>
          </table:table-cell>
          <table:table-cell table:style-name="ce3" office:value-type="string" calcext:value-type="string">
            <text:p>Q16262717</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120];&quot;/&quot;;[.B120])" office:value-type="string" office:string-value="https://osm.org/relation/2981414" calcext:value-type="string">
            <text:p>https://osm.org/relation/2981414</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432" calcext:value-type="float">
            <text:p>2981432</text:p>
          </table:table-cell>
          <table:table-cell table:style-name="ce2" office:value-type="string" calcext:value-type="string">
            <text:p>Chaussée de Dieleghem</text:p>
          </table:table-cell>
          <table:table-cell table:style-name="ce2" office:value-type="string" calcext:value-type="string">
            <text:p>Dieleghemse Steenwe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21];&quot;/&quot;;[.B121])" office:value-type="string" office:string-value="https://osm.org/relation/2981432" calcext:value-type="string">
            <text:p>https://osm.org/relation/298143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441" calcext:value-type="float">
            <text:p>2981441</text:p>
          </table:table-cell>
          <table:table-cell table:style-name="ce2" office:value-type="string" calcext:value-type="string">
            <text:p>Rue Decrée</text:p>
          </table:table-cell>
          <table:table-cell table:style-name="ce2" office:value-type="string" calcext:value-type="string">
            <text:p>Decréestraat</text:p>
          </table:table-cell>
          <table:table-cell/>
          <table:table-cell table:style-name="ce2" table:content-validation-name="val1" office:value-type="string" calcext:value-type="string">
            <text:p>Femme/Vrouw</text:p>
          </table:table-cell>
          <table:table-cell/>
          <table:table-cell table:style-name="ce2" office:value-type="string" calcext:value-type="string">
            <text:p>Could be Sophie Decrée</text:p>
          </table:table-cell>
          <table:table-cell table:style-name="ce10" table:formula="of:=CONCATENATE(&quot;https://osm.org/&quot;;[.A122];&quot;/&quot;;[.B122])" office:value-type="string" office:string-value="https://osm.org/relation/2981441" calcext:value-type="string">
            <text:p>https://osm.org/relation/298144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459" calcext:value-type="float">
            <text:p>2981459</text:p>
          </table:table-cell>
          <table:table-cell table:style-name="ce2" office:value-type="string" calcext:value-type="string">
            <text:p>Avenue de l'Exposition</text:p>
          </table:table-cell>
          <table:table-cell table:style-name="ce2" office:value-type="string" calcext:value-type="string">
            <text:p>Tentoonstellings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23];&quot;/&quot;;[.B123])" office:value-type="string" office:string-value="https://osm.org/relation/2981459" calcext:value-type="string">
            <text:p>https://osm.org/relation/2981459</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507" calcext:value-type="float">
            <text:p>2981507</text:p>
          </table:table-cell>
          <table:table-cell table:style-name="ce3" office:value-type="string" calcext:value-type="string">
            <text:p>Avenue Capart</text:p>
          </table:table-cell>
          <table:table-cell table:style-name="ce3" office:value-type="string" calcext:value-type="string">
            <text:p>Capartlaan</text:p>
          </table:table-cell>
          <table:table-cell table:style-name="ce3" office:value-type="string" calcext:value-type="string">
            <text:p>Q2373298</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24];&quot;/&quot;;[.B124])" office:value-type="string" office:string-value="https://osm.org/relation/2981507" calcext:value-type="string">
            <text:p>https://osm.org/relation/2981507</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508" calcext:value-type="float">
            <text:p>2981508</text:p>
          </table:table-cell>
          <table:table-cell table:style-name="ce2" office:value-type="string" calcext:value-type="string">
            <text:p>Rue de l'Abbaye de Dieleghem</text:p>
          </table:table-cell>
          <table:table-cell table:style-name="ce2" office:value-type="string" calcext:value-type="string">
            <text:p>Abdij van Dieleghem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25];&quot;/&quot;;[.B125])" office:value-type="string" office:string-value="https://osm.org/relation/2981508" calcext:value-type="string">
            <text:p>https://osm.org/relation/2981508</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538" calcext:value-type="float">
            <text:p>2981538</text:p>
          </table:table-cell>
          <table:table-cell table:style-name="ce3" office:value-type="string" calcext:value-type="string">
            <text:p>Avenue Henri Liebrecht</text:p>
          </table:table-cell>
          <table:table-cell table:style-name="ce3" office:value-type="string" calcext:value-type="string">
            <text:p>Henri Liebrechtlaan</text:p>
          </table:table-cell>
          <table:table-cell table:style-name="ce3" office:value-type="string" calcext:value-type="string">
            <text:p>Q313148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26];&quot;/&quot;;[.B126])" office:value-type="string" office:string-value="https://osm.org/relation/2981538" calcext:value-type="string">
            <text:p>https://osm.org/relation/2981538</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539" calcext:value-type="float">
            <text:p>2981539</text:p>
          </table:table-cell>
          <table:table-cell table:style-name="ce2" office:value-type="string" calcext:value-type="string">
            <text:p>Rue Remy Soetens</text:p>
          </table:table-cell>
          <table:table-cell table:style-name="ce2" office:value-type="string" calcext:value-type="string">
            <text:p>Remy Soeten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27];&quot;/&quot;;[.B127])" office:value-type="string" office:string-value="https://osm.org/relation/2981539" calcext:value-type="string">
            <text:p>https://osm.org/relation/298153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556" calcext:value-type="float">
            <text:p>2981556</text:p>
          </table:table-cell>
          <table:table-cell table:style-name="ce2" office:value-type="string" calcext:value-type="string">
            <text:p>Place de l'Ancienne Barrière</text:p>
          </table:table-cell>
          <table:table-cell table:style-name="ce2" office:value-type="string" calcext:value-type="string">
            <text:p>Oude-Afspanningsplei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28];&quot;/&quot;;[.B128])" office:value-type="string" office:string-value="https://osm.org/relation/2981556" calcext:value-type="string">
            <text:p>https://osm.org/relation/2981556</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557" calcext:value-type="float">
            <text:p>2981557</text:p>
          </table:table-cell>
          <table:table-cell table:style-name="ce3" office:value-type="string" calcext:value-type="string">
            <text:p>Rue Eugène De Smet</text:p>
          </table:table-cell>
          <table:table-cell table:style-name="ce3" office:value-type="string" calcext:value-type="string">
            <text:p>Eugène De Smetstraat</text:p>
          </table:table-cell>
          <table:table-cell table:style-name="ce3" office:value-type="string" calcext:value-type="string">
            <text:p>Q218210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29];&quot;/&quot;;[.B129])" office:value-type="string" office:string-value="https://osm.org/relation/2981557" calcext:value-type="string">
            <text:p>https://osm.org/relation/2981557</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571" calcext:value-type="float">
            <text:p>2981571</text:p>
          </table:table-cell>
          <table:table-cell table:style-name="ce2" office:value-type="string" calcext:value-type="string">
            <text:p>Rue Guillaume Beliën</text:p>
          </table:table-cell>
          <table:table-cell table:style-name="ce2" office:value-type="string" calcext:value-type="string">
            <text:p>Guillaume Beliën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30];&quot;/&quot;;[.B130])" office:value-type="string" office:string-value="https://osm.org/relation/2981571" calcext:value-type="string">
            <text:p>https://osm.org/relation/298157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572" calcext:value-type="float">
            <text:p>2981572</text:p>
          </table:table-cell>
          <table:table-cell table:style-name="ce2" office:value-type="string" calcext:value-type="string">
            <text:p>Rue Joseph Schuermans</text:p>
          </table:table-cell>
          <table:table-cell table:style-name="ce2" office:value-type="string" calcext:value-type="string">
            <text:p>Joseph Schuerman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31];&quot;/&quot;;[.B131])" office:value-type="string" office:string-value="https://osm.org/relation/2981572" calcext:value-type="string">
            <text:p>https://osm.org/relation/2981572</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1584" calcext:value-type="float">
            <text:p>2981584</text:p>
          </table:table-cell>
          <table:table-cell table:style-name="ce3" office:value-type="string" calcext:value-type="string">
            <text:p>Avenue Jaak Pieter Ballings</text:p>
          </table:table-cell>
          <table:table-cell table:style-name="ce3" office:value-type="string" calcext:value-type="string">
            <text:p>Jaak Pieter Ballingslaan</text:p>
          </table:table-cell>
          <table:table-cell table:style-name="ce3" office:value-type="string" calcext:value-type="string">
            <text:p>Q1895328</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32];&quot;/&quot;;[.B132])" office:value-type="string" office:string-value="https://osm.org/relation/2981584" calcext:value-type="string">
            <text:p>https://osm.org/relation/2981584</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1599" calcext:value-type="float">
            <text:p>2981599</text:p>
          </table:table-cell>
          <table:table-cell table:style-name="ce2" office:value-type="string" calcext:value-type="string">
            <text:p>Rue Jean Tiebackx</text:p>
          </table:table-cell>
          <table:table-cell table:style-name="ce2" office:value-type="string" calcext:value-type="string">
            <text:p>Jan Tiebackx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33];&quot;/&quot;;[.B133])" office:value-type="string" office:string-value="https://osm.org/relation/2981599" calcext:value-type="string">
            <text:p>https://osm.org/relation/298159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621" calcext:value-type="float">
            <text:p>2981621</text:p>
          </table:table-cell>
          <table:table-cell table:style-name="ce2" office:value-type="string" calcext:value-type="string">
            <text:p>Rue Alexandre Wouters</text:p>
          </table:table-cell>
          <table:table-cell table:style-name="ce2" office:value-type="string" calcext:value-type="string">
            <text:p>Alexandre Wouter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34];&quot;/&quot;;[.B134])" office:value-type="string" office:string-value="https://osm.org/relation/2981621" calcext:value-type="string">
            <text:p>https://osm.org/relation/298162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686" calcext:value-type="float">
            <text:p>2981686</text:p>
          </table:table-cell>
          <table:table-cell table:style-name="ce2" office:value-type="string" calcext:value-type="string">
            <text:p>Clos Jecta</text:p>
          </table:table-cell>
          <table:table-cell table:style-name="ce2" office:value-type="string" calcext:value-type="string">
            <text:p>Jectagaarde</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35];&quot;/&quot;;[.B135])" office:value-type="string" office:string-value="https://osm.org/relation/2981686" calcext:value-type="string">
            <text:p>https://osm.org/relation/298168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690" calcext:value-type="float">
            <text:p>2981690</text:p>
          </table:table-cell>
          <table:table-cell table:style-name="ce2" office:value-type="string" calcext:value-type="string">
            <text:p>Avenue Van Engeland</text:p>
          </table:table-cell>
          <table:table-cell table:style-name="ce2" office:value-type="string" calcext:value-type="string">
            <text:p>Van Engelandlaan</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Ambigu</text:p>
          </table:table-cell>
          <table:table-cell table:style-name="ce10" table:formula="of:=CONCATENATE(&quot;https://osm.org/&quot;;[.A136];&quot;/&quot;;[.B136])" office:value-type="string" office:string-value="https://osm.org/relation/2981690" calcext:value-type="string">
            <text:p>https://osm.org/relation/298169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704" calcext:value-type="float">
            <text:p>2981704</text:p>
          </table:table-cell>
          <table:table-cell table:style-name="ce2" office:value-type="string" calcext:value-type="string">
            <text:p>Avenue Jacques Swartenbrouck</text:p>
          </table:table-cell>
          <table:table-cell table:style-name="ce2" office:value-type="string" calcext:value-type="string">
            <text:p>Jacques Swartenbrouck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37];&quot;/&quot;;[.B137])" office:value-type="string" office:string-value="https://osm.org/relation/2981704" calcext:value-type="string">
            <text:p>https://osm.org/relation/2981704</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705" calcext:value-type="float">
            <text:p>2981705</text:p>
          </table:table-cell>
          <table:table-cell table:style-name="ce2" office:value-type="string" calcext:value-type="string">
            <text:p>Clos 't Jaegerke</text:p>
          </table:table-cell>
          <table:table-cell table:style-name="ce2" office:value-type="string" calcext:value-type="string">
            <text:p>t Jaegerke</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38];&quot;/&quot;;[.B138])" office:value-type="string" office:string-value="https://osm.org/relation/2981705" calcext:value-type="string">
            <text:p>https://osm.org/relation/298170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1717" calcext:value-type="float">
            <text:p>2981717</text:p>
          </table:table-cell>
          <table:table-cell table:style-name="ce2" office:value-type="string" calcext:value-type="string">
            <text:p>Avenue du Heymbosch</text:p>
          </table:table-cell>
          <table:table-cell table:style-name="ce2" office:value-type="string" calcext:value-type="string">
            <text:p>Heymbosch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39];&quot;/&quot;;[.B139])" office:value-type="string" office:string-value="https://osm.org/relation/2981717" calcext:value-type="string">
            <text:p>https://osm.org/relation/298171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117" calcext:value-type="float">
            <text:p>2982117</text:p>
          </table:table-cell>
          <table:table-cell table:style-name="ce2" office:value-type="string" calcext:value-type="string">
            <text:p>Rond-Point de la Cité Jardin</text:p>
          </table:table-cell>
          <table:table-cell table:style-name="ce2" office:value-type="string" calcext:value-type="string">
            <text:p>Tuinwijkplei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40];&quot;/&quot;;[.B140])" office:value-type="string" office:string-value="https://osm.org/relation/2982117" calcext:value-type="string">
            <text:p>https://osm.org/relation/298211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119" calcext:value-type="float">
            <text:p>2982119</text:p>
          </table:table-cell>
          <table:table-cell table:style-name="ce2" office:value-type="string" calcext:value-type="string">
            <text:p>Rue Jean Baudoux</text:p>
          </table:table-cell>
          <table:table-cell table:style-name="ce2" office:value-type="string" calcext:value-type="string">
            <text:p>Jean Baudoux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41];&quot;/&quot;;[.B141])" office:value-type="string" office:string-value="https://osm.org/relation/2982119" calcext:value-type="string">
            <text:p>https://osm.org/relation/298211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212" calcext:value-type="float">
            <text:p>2982212</text:p>
          </table:table-cell>
          <table:table-cell table:style-name="ce2" office:value-type="string" calcext:value-type="string">
            <text:p>Avenue Joseph De Heyn</text:p>
          </table:table-cell>
          <table:table-cell table:style-name="ce2" office:value-type="string" calcext:value-type="string">
            <text:p>Joseph De Hey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Joseph De Heyn (1893-1914), mort pour la Patrie.</text:p>
          </table:table-cell>
          <table:table-cell table:style-name="ce10" table:formula="of:=CONCATENATE(&quot;https://osm.org/&quot;;[.A142];&quot;/&quot;;[.B142])" office:value-type="string" office:string-value="https://osm.org/relation/2982212" calcext:value-type="string">
            <text:p>https://osm.org/relation/298221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287" calcext:value-type="float">
            <text:p>2982287</text:p>
          </table:table-cell>
          <table:table-cell table:style-name="ce2" office:value-type="string" calcext:value-type="string">
            <text:p>Avenue Stiénon</text:p>
          </table:table-cell>
          <table:table-cell table:style-name="ce2" office:value-type="string" calcext:value-type="string">
            <text:p>Stiéno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Léon Stienon (1850-1945), docteur en médecine, professeur à l'Université de Bruxelles, en raison du voisinage de l'hôpital Brugmann. <text:s/></text:p>
          </table:table-cell>
          <table:table-cell table:style-name="ce10" table:formula="of:=CONCATENATE(&quot;https://osm.org/&quot;;[.A143];&quot;/&quot;;[.B143])" office:value-type="string" office:string-value="https://osm.org/relation/2982287" calcext:value-type="string">
            <text:p>https://osm.org/relation/298228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295" calcext:value-type="float">
            <text:p>2982295</text:p>
          </table:table-cell>
          <table:table-cell table:style-name="ce2" office:value-type="string" calcext:value-type="string">
            <text:p>Rue Corneille Hoornaert</text:p>
          </table:table-cell>
          <table:table-cell table:style-name="ce2" office:value-type="string" calcext:value-type="string">
            <text:p>Corneille Hoornaer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44];&quot;/&quot;;[.B144])" office:value-type="string" office:string-value="https://osm.org/relation/2982295" calcext:value-type="string">
            <text:p>https://osm.org/relation/298229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2306" calcext:value-type="float">
            <text:p>2982306</text:p>
          </table:table-cell>
          <table:table-cell table:style-name="ce2" office:value-type="string" calcext:value-type="string">
            <text:p>Rue Edouard De Grijse</text:p>
          </table:table-cell>
          <table:table-cell table:style-name="ce2" office:value-type="string" calcext:value-type="string">
            <text:p>Edouard De Grijse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45];&quot;/&quot;;[.B145])" office:value-type="string" office:string-value="https://osm.org/relation/2982306" calcext:value-type="string">
            <text:p>https://osm.org/relation/2982306</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2982615" calcext:value-type="float">
            <text:p>2982615</text:p>
          </table:table-cell>
          <table:table-cell table:style-name="ce4" office:value-type="string" calcext:value-type="string">
            <text:p>Avenue Rommelaere</text:p>
          </table:table-cell>
          <table:table-cell table:style-name="ce4" office:value-type="string" calcext:value-type="string">
            <text:p>Rommelaerelaan</text:p>
          </table:table-cell>
          <table:table-cell table:style-name="ce4" office:value-type="string" calcext:value-type="string">
            <text:p>Q65113081</text:p>
          </table:table-cell>
          <table:table-cell table:style-name="ce4" table:content-validation-name="val1" office:value-type="string" calcext:value-type="string">
            <text:p>Pas une personne/Geen persoon</text:p>
          </table:table-cell>
          <table:table-cell table:style-name="ce7"/>
          <table:table-cell table:style-name="ce4" office:value-type="string" calcext:value-type="string">
            <text:p>Family name</text:p>
          </table:table-cell>
          <table:table-cell table:style-name="ce12" table:formula="of:=CONCATENATE(&quot;https://osm.org/&quot;;[.A146];&quot;/&quot;;[.B146])" office:value-type="string" office:string-value="https://osm.org/relation/2982615" calcext:value-type="string">
            <text:p>https://osm.org/relation/2982615</text:p>
          </table:table-cell>
          <table:table-cell table:style-name="ce7"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2617" calcext:value-type="float">
            <text:p>2982617</text:p>
          </table:table-cell>
          <table:table-cell table:style-name="ce3" office:value-type="string" calcext:value-type="string">
            <text:p>Avenue Albert Brachet</text:p>
          </table:table-cell>
          <table:table-cell table:style-name="ce3" office:value-type="string" calcext:value-type="string">
            <text:p>Albert Brachetlaan</text:p>
          </table:table-cell>
          <table:table-cell table:style-name="ce3" office:value-type="string" calcext:value-type="string">
            <text:p>Q192136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47];&quot;/&quot;;[.B147])" office:value-type="string" office:string-value="https://osm.org/relation/2982617" calcext:value-type="string">
            <text:p>https://osm.org/relation/2982617</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2998" calcext:value-type="float">
            <text:p>2982998</text:p>
          </table:table-cell>
          <table:table-cell table:style-name="ce2" office:value-type="string" calcext:value-type="string">
            <text:p>Avenue Jean-Baptiste Depaire</text:p>
          </table:table-cell>
          <table:table-cell table:style-name="ce2" office:value-type="string" calcext:value-type="string">
            <text:p>Jean-Baptiste Depaire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Jean-Baptiste Depaire (Tongrinne, 1824 - Boitsfort, 1910), professeur et recteur de l'Université de Bruxelles.</text:p>
          </table:table-cell>
          <table:table-cell table:style-name="ce10" table:formula="of:=CONCATENATE(&quot;https://osm.org/&quot;;[.A148];&quot;/&quot;;[.B148])" office:value-type="string" office:string-value="https://osm.org/relation/2982998" calcext:value-type="string">
            <text:p>https://osm.org/relation/2982998</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000" calcext:value-type="float">
            <text:p>2983000</text:p>
          </table:table-cell>
          <table:table-cell table:style-name="ce2" office:value-type="string" calcext:value-type="string">
            <text:p>Avenue Maurice Dekeyser</text:p>
          </table:table-cell>
          <table:table-cell table:style-name="ce2" office:value-type="string" calcext:value-type="string">
            <text:p>Maurice Dekeyser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49];&quot;/&quot;;[.B149])" office:value-type="string" office:string-value="https://osm.org/relation/2983000" calcext:value-type="string">
            <text:p>https://osm.org/relation/298300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001" calcext:value-type="float">
            <text:p>2983001</text:p>
          </table:table-cell>
          <table:table-cell table:style-name="ce2" office:value-type="string" calcext:value-type="string">
            <text:p>Avenue Vincent Vandermaelen</text:p>
          </table:table-cell>
          <table:table-cell table:style-name="ce2" office:value-type="string" calcext:value-type="string">
            <text:p>Vincent Vandermaele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50];&quot;/&quot;;[.B150])" office:value-type="string" office:string-value="https://osm.org/relation/2983001" calcext:value-type="string">
            <text:p>https://osm.org/relation/298300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002" calcext:value-type="float">
            <text:p>2983002</text:p>
          </table:table-cell>
          <table:table-cell table:number-columns-repeated="2" table:style-name="ce2" office:value-type="string" calcext:value-type="string">
            <text:p>Square Robert Allein</text:p>
          </table:table-cell>
          <table:table-cell/>
          <table:table-cell table:style-name="ce2" table:content-validation-name="val1" office:value-type="string" calcext:value-type="string">
            <text:p>Homme/Man</text:p>
          </table:table-cell>
          <table:table-cell/>
          <table:table-cell table:style-name="ce2" office:value-type="string" calcext:value-type="string">
            <text:p>Robert Allein (1919-), militaire mort pour la Patrie. </text:p>
          </table:table-cell>
          <table:table-cell table:style-name="ce10" table:formula="of:=CONCATENATE(&quot;https://osm.org/&quot;;[.A151];&quot;/&quot;;[.B151])" office:value-type="string" office:string-value="https://osm.org/relation/2983002" calcext:value-type="string">
            <text:p>https://osm.org/relation/2983002</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3005" calcext:value-type="float">
            <text:p>2983005</text:p>
          </table:table-cell>
          <table:table-cell table:style-name="ce3" office:value-type="string" calcext:value-type="string">
            <text:p>Avenue Emile Van Ermengem</text:p>
          </table:table-cell>
          <table:table-cell table:style-name="ce3" office:value-type="string" calcext:value-type="string">
            <text:p>Emile Van Ermengemlaan</text:p>
          </table:table-cell>
          <table:table-cell table:style-name="ce3" office:value-type="string" calcext:value-type="string">
            <text:p>Q1337255</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52];&quot;/&quot;;[.B152])" office:value-type="string" office:string-value="https://osm.org/relation/2983005" calcext:value-type="string">
            <text:p>https://osm.org/relation/2983005</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010" calcext:value-type="float">
            <text:p>2983010</text:p>
          </table:table-cell>
          <table:table-cell table:style-name="ce3" office:value-type="string" calcext:value-type="string">
            <text:p>Avenue Jean Palfijn</text:p>
          </table:table-cell>
          <table:table-cell table:style-name="ce3" office:value-type="string" calcext:value-type="string">
            <text:p>Jean Palfijnlaan</text:p>
          </table:table-cell>
          <table:table-cell table:style-name="ce3" office:value-type="string" calcext:value-type="string">
            <text:p>Q168210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53];&quot;/&quot;;[.B153])" office:value-type="string" office:string-value="https://osm.org/relation/2983010" calcext:value-type="string">
            <text:p>https://osm.org/relation/2983010</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3045" calcext:value-type="float">
            <text:p>2983045</text:p>
          </table:table-cell>
          <table:table-cell table:style-name="ce2" office:value-type="string" calcext:value-type="string">
            <text:p>Avenue de l'Arbre Ballon</text:p>
          </table:table-cell>
          <table:table-cell table:style-name="ce2" office:value-type="string" calcext:value-type="string">
            <text:p>Dikke-Beuk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54];&quot;/&quot;;[.B154])" office:value-type="string" office:string-value="https://osm.org/relation/2983045" calcext:value-type="string">
            <text:p>https://osm.org/relation/2983045</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049" calcext:value-type="float">
            <text:p>2983049</text:p>
          </table:table-cell>
          <table:table-cell table:style-name="ce2" office:value-type="string" calcext:value-type="string">
            <text:p>Clos Joseph Otten</text:p>
          </table:table-cell>
          <table:table-cell table:style-name="ce2" office:value-type="string" calcext:value-type="string">
            <text:p>Joseph Ottengaarde</text:p>
          </table:table-cell>
          <table:table-cell/>
          <table:table-cell table:style-name="ce2" table:content-validation-name="val1" office:value-type="string" calcext:value-type="string">
            <text:p>Homme/Man</text:p>
          </table:table-cell>
          <table:table-cell/>
          <table:table-cell table:style-name="ce2" office:value-type="string" calcext:value-type="string">
            <text:p>Could be https://www.wikidata.org/wiki/Q17000416</text:p>
          </table:table-cell>
          <table:table-cell table:style-name="ce10" table:formula="of:=CONCATENATE(&quot;https://osm.org/&quot;;[.A155];&quot;/&quot;;[.B155])" office:value-type="string" office:string-value="https://osm.org/relation/2983049" calcext:value-type="string">
            <text:p>https://osm.org/relation/298304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055" calcext:value-type="float">
            <text:p>2983055</text:p>
          </table:table-cell>
          <table:table-cell table:style-name="ce2" office:value-type="string" calcext:value-type="string">
            <text:p>Rue Maurice Van Rolleghem</text:p>
          </table:table-cell>
          <table:table-cell table:style-name="ce2" office:value-type="string" calcext:value-type="string">
            <text:p>Maurice Van Rolleghem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Maurice Van Rolleghem (1879-1977), industriel, conseiller communal et échevin jettois.</text:p>
          </table:table-cell>
          <table:table-cell table:style-name="ce10" table:formula="of:=CONCATENATE(&quot;https://osm.org/&quot;;[.A156];&quot;/&quot;;[.B156])" office:value-type="string" office:string-value="https://osm.org/relation/2983055" calcext:value-type="string">
            <text:p>https://osm.org/relation/2983055</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3077" calcext:value-type="float">
            <text:p>2983077</text:p>
          </table:table-cell>
          <table:table-cell table:style-name="ce3" office:value-type="string" calcext:value-type="string">
            <text:p>Clos Fernand Tonnet</text:p>
          </table:table-cell>
          <table:table-cell table:style-name="ce3" office:value-type="string" calcext:value-type="string">
            <text:p>Fernand Tonnetgaarde</text:p>
          </table:table-cell>
          <table:table-cell table:style-name="ce3" office:value-type="string" calcext:value-type="string">
            <text:p>Q2814742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57];&quot;/&quot;;[.B157])" office:value-type="string" office:string-value="https://osm.org/relation/2983077" calcext:value-type="string">
            <text:p>https://osm.org/relation/2983077</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3113" calcext:value-type="float">
            <text:p>2983113</text:p>
          </table:table-cell>
          <table:table-cell table:style-name="ce2" office:value-type="string" calcext:value-type="string">
            <text:p>Avenue du Bourgmestre Etienne Demunter</text:p>
          </table:table-cell>
          <table:table-cell table:style-name="ce2" office:value-type="string" calcext:value-type="string">
            <text:p>Burgemeester Etienne Demunter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58];&quot;/&quot;;[.B158])" office:value-type="string" office:string-value="https://osm.org/relation/2983113" calcext:value-type="string">
            <text:p>https://osm.org/relation/2983113</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2983118" calcext:value-type="float">
            <text:p>2983118</text:p>
          </table:table-cell>
          <table:table-cell table:style-name="ce3" office:value-type="string" calcext:value-type="string">
            <text:p>Square James Dean</text:p>
          </table:table-cell>
          <table:table-cell table:style-name="ce3" office:value-type="string" calcext:value-type="string">
            <text:p>James Deanplein</text:p>
          </table:table-cell>
          <table:table-cell table:style-name="ce3" office:value-type="string" calcext:value-type="string">
            <text:p>Q83359</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59];&quot;/&quot;;[.B159])" office:value-type="string" office:string-value="https://osm.org/relation/2983118" calcext:value-type="string">
            <text:p>https://osm.org/relation/2983118</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37" calcext:value-type="float">
            <text:p>2983137</text:p>
          </table:table-cell>
          <table:table-cell table:style-name="ce3" office:value-type="string" calcext:value-type="string">
            <text:p>Rue Audrey Hepburn</text:p>
          </table:table-cell>
          <table:table-cell table:style-name="ce3" office:value-type="string" calcext:value-type="string">
            <text:p>Audrey Hepburnstraat</text:p>
          </table:table-cell>
          <table:table-cell table:style-name="ce3" office:value-type="string" calcext:value-type="string">
            <text:p>Q42786</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160];&quot;/&quot;;[.B160])" office:value-type="string" office:string-value="https://osm.org/relation/2983137" calcext:value-type="string">
            <text:p>https://osm.org/relation/2983137</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66" calcext:value-type="float">
            <text:p>2983166</text:p>
          </table:table-cell>
          <table:table-cell table:style-name="ce3" office:value-type="string" calcext:value-type="string">
            <text:p>Avenue du Bourgmestre Jean Neybergh</text:p>
          </table:table-cell>
          <table:table-cell table:style-name="ce3" office:value-type="string" calcext:value-type="string">
            <text:p>Burgemeester Jean Neyberghlaan</text:p>
          </table:table-cell>
          <table:table-cell table:style-name="ce3" office:value-type="string" calcext:value-type="string">
            <text:p>Q1538955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61];&quot;/&quot;;[.B161])" office:value-type="string" office:string-value="https://osm.org/relation/2983166" calcext:value-type="string">
            <text:p>https://osm.org/relation/2983166</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67" calcext:value-type="float">
            <text:p>2983167</text:p>
          </table:table-cell>
          <table:table-cell table:style-name="ce3" office:value-type="string" calcext:value-type="string">
            <text:p>Chemin Laurence Olivier</text:p>
          </table:table-cell>
          <table:table-cell table:style-name="ce3" office:value-type="string" calcext:value-type="string">
            <text:p>Laurence Oliviergaarde</text:p>
          </table:table-cell>
          <table:table-cell table:style-name="ce3" office:value-type="string" calcext:value-type="string">
            <text:p>Q55245</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62];&quot;/&quot;;[.B162])" office:value-type="string" office:string-value="https://osm.org/relation/2983167" calcext:value-type="string">
            <text:p>https://osm.org/relation/2983167</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68" calcext:value-type="float">
            <text:p>2983168</text:p>
          </table:table-cell>
          <table:table-cell table:style-name="ce3" office:value-type="string" calcext:value-type="string">
            <text:p>Place Jean Gabin</text:p>
          </table:table-cell>
          <table:table-cell table:style-name="ce3" office:value-type="string" calcext:value-type="string">
            <text:p>Jean Gabinplein</text:p>
          </table:table-cell>
          <table:table-cell table:style-name="ce3" office:value-type="string" calcext:value-type="string">
            <text:p>Q23842</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63];&quot;/&quot;;[.B163])" office:value-type="string" office:string-value="https://osm.org/relation/2983168" calcext:value-type="string">
            <text:p>https://osm.org/relation/2983168</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69" calcext:value-type="float">
            <text:p>2983169</text:p>
          </table:table-cell>
          <table:table-cell table:style-name="ce3" office:value-type="string" calcext:value-type="string">
            <text:p>Rue Marlène Dietrich</text:p>
          </table:table-cell>
          <table:table-cell table:style-name="ce3" office:value-type="string" calcext:value-type="string">
            <text:p>Marlène Dietrichstraat</text:p>
          </table:table-cell>
          <table:table-cell table:style-name="ce3" office:value-type="string" calcext:value-type="string">
            <text:p>Q4612</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164];&quot;/&quot;;[.B164])" office:value-type="string" office:string-value="https://osm.org/relation/2983169" calcext:value-type="string">
            <text:p>https://osm.org/relation/2983169</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79" calcext:value-type="float">
            <text:p>2983179</text:p>
          </table:table-cell>
          <table:table-cell table:style-name="ce3" office:value-type="string" calcext:value-type="string">
            <text:p>Place Jean-Louis Thys</text:p>
          </table:table-cell>
          <table:table-cell table:style-name="ce3" office:value-type="string" calcext:value-type="string">
            <text:p>Jean-Louis Thysplaats</text:p>
          </table:table-cell>
          <table:table-cell table:style-name="ce3" office:value-type="string" calcext:value-type="string">
            <text:p>Q1961352</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65];&quot;/&quot;;[.B165])" office:value-type="string" office:string-value="https://osm.org/relation/2983179" calcext:value-type="string">
            <text:p>https://osm.org/relation/2983179</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198" calcext:value-type="float">
            <text:p>2983198</text:p>
          </table:table-cell>
          <table:table-cell table:style-name="ce3" office:value-type="string" calcext:value-type="string">
            <text:p>Clos Marilyn Monroe</text:p>
          </table:table-cell>
          <table:table-cell table:style-name="ce3" office:value-type="string" calcext:value-type="string">
            <text:p>Marilyn Monroegaarde</text:p>
          </table:table-cell>
          <table:table-cell table:style-name="ce3" office:value-type="string" calcext:value-type="string">
            <text:p>Q4616</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166];&quot;/&quot;;[.B166])" office:value-type="string" office:string-value="https://osm.org/relation/2983198" calcext:value-type="string">
            <text:p>https://osm.org/relation/2983198</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207" calcext:value-type="float">
            <text:p>2983207</text:p>
          </table:table-cell>
          <table:table-cell table:style-name="ce3" office:value-type="string" calcext:value-type="string">
            <text:p>Clos Ingrid Bergman</text:p>
          </table:table-cell>
          <table:table-cell table:style-name="ce3" office:value-type="string" calcext:value-type="string">
            <text:p>Ingrid Bergmangaarde</text:p>
          </table:table-cell>
          <table:table-cell table:style-name="ce3" office:value-type="string" calcext:value-type="string">
            <text:p>Q43247</text:p>
          </table:table-cell>
          <table:table-cell table:style-name="ce3" table:content-validation-name="val1" office:value-type="string" calcext:value-type="string">
            <text:p>Femme/Vrouw</text:p>
          </table:table-cell>
          <table:table-cell table:style-name="ce6" table:number-columns-repeated="2"/>
          <table:table-cell table:style-name="ce11" table:formula="of:=CONCATENATE(&quot;https://osm.org/&quot;;[.A167];&quot;/&quot;;[.B167])" office:value-type="string" office:string-value="https://osm.org/relation/2983207" calcext:value-type="string">
            <text:p>https://osm.org/relation/2983207</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2983221" calcext:value-type="float">
            <text:p>2983221</text:p>
          </table:table-cell>
          <table:table-cell table:style-name="ce3" office:value-type="string" calcext:value-type="string">
            <text:p>Avenue Jan Verdoodt</text:p>
          </table:table-cell>
          <table:table-cell table:style-name="ce3" office:value-type="string" calcext:value-type="string">
            <text:p>Jan Verdoodtlaan</text:p>
          </table:table-cell>
          <table:table-cell table:style-name="ce3" office:value-type="string" calcext:value-type="string">
            <text:p>Q615012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68];&quot;/&quot;;[.B168])" office:value-type="string" office:string-value="https://osm.org/relation/2983221" calcext:value-type="string">
            <text:p>https://osm.org/relation/2983221</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2983222" calcext:value-type="float">
            <text:p>2983222</text:p>
          </table:table-cell>
          <table:table-cell table:style-name="ce2" office:value-type="string" calcext:value-type="string">
            <text:p>Champ du Tilleul</text:p>
          </table:table-cell>
          <table:table-cell table:style-name="ce2" office:value-type="string" calcext:value-type="string">
            <text:p>Lindeveld</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69];&quot;/&quot;;[.B169])" office:value-type="string" office:string-value="https://osm.org/relation/2983222" calcext:value-type="string">
            <text:p>https://osm.org/relation/298322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226" calcext:value-type="float">
            <text:p>2983226</text:p>
          </table:table-cell>
          <table:table-cell table:style-name="ce2" office:value-type="string" calcext:value-type="string">
            <text:p>Drève de Dieleghem</text:p>
          </table:table-cell>
          <table:table-cell table:style-name="ce2" office:value-type="string" calcext:value-type="string">
            <text:p>Dieleghem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0];&quot;/&quot;;[.B170])" office:value-type="string" office:string-value="https://osm.org/relation/2983226" calcext:value-type="string">
            <text:p>https://osm.org/relation/298322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326" calcext:value-type="float">
            <text:p>2983326</text:p>
          </table:table-cell>
          <table:table-cell table:style-name="ce2" office:value-type="string" calcext:value-type="string">
            <text:p>Avenue du Laerbeek</text:p>
          </table:table-cell>
          <table:table-cell table:style-name="ce2" office:value-type="string" calcext:value-type="string">
            <text:p>Laarbeek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1];&quot;/&quot;;[.B171])" office:value-type="string" office:string-value="https://osm.org/relation/2983326" calcext:value-type="string">
            <text:p>https://osm.org/relation/298332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842" calcext:value-type="float">
            <text:p>2983842</text:p>
          </table:table-cell>
          <table:table-cell table:style-name="ce2" office:value-type="string" calcext:value-type="string">
            <text:p>Petite Rue Sainte-Anne</text:p>
          </table:table-cell>
          <table:table-cell table:style-name="ce2" office:value-type="string" calcext:value-type="string">
            <text:p>Kleine Sint-Annastraat</text:p>
          </table:table-cell>
          <table:table-cell/>
          <table:table-cell table:style-name="ce2" table:content-validation-name="val1" office:value-type="string" calcext:value-type="string">
            <text:p>Femme/Vrouw</text:p>
          </table:table-cell>
          <table:table-cell/>
          <table:table-cell table:style-name="ce2" office:value-type="string" calcext:value-type="string">
            <text:p>Pas de Wikidata ni Wikipedia</text:p>
          </table:table-cell>
          <table:table-cell table:style-name="ce10" table:formula="of:=CONCATENATE(&quot;https://osm.org/&quot;;[.A172];&quot;/&quot;;[.B172])" office:value-type="string" office:string-value="https://osm.org/relation/2983842" calcext:value-type="string">
            <text:p>https://osm.org/relation/298384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843" calcext:value-type="float">
            <text:p>2983843</text:p>
          </table:table-cell>
          <table:table-cell table:style-name="ce2" office:value-type="string" calcext:value-type="string">
            <text:p>Rue du Bois</text:p>
          </table:table-cell>
          <table:table-cell table:style-name="ce2" office:value-type="string" calcext:value-type="string">
            <text:p>Bo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3];&quot;/&quot;;[.B173])" office:value-type="string" office:string-value="https://osm.org/relation/2983843" calcext:value-type="string">
            <text:p>https://osm.org/relation/298384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2983976" calcext:value-type="float">
            <text:p>2983976</text:p>
          </table:table-cell>
          <table:table-cell table:style-name="ce2" office:value-type="string" calcext:value-type="string">
            <text:p>Avenue Jean Joseph Crocq</text:p>
          </table:table-cell>
          <table:table-cell table:style-name="ce2" office:value-type="string" calcext:value-type="string">
            <text:p>Jean Joseph Crocq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4];&quot;/&quot;;[.B174])" office:value-type="string" office:string-value="https://osm.org/relation/2983976" calcext:value-type="string">
            <text:p>https://osm.org/relation/298397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7323" calcext:value-type="float">
            <text:p>3237323</text:p>
          </table:table-cell>
          <table:table-cell table:style-name="ce2" office:value-type="string" calcext:value-type="string">
            <text:p>Avenue de la Constitution</text:p>
          </table:table-cell>
          <table:table-cell table:style-name="ce2" office:value-type="string" calcext:value-type="string">
            <text:p>Grondwet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5];&quot;/&quot;;[.B175])" office:value-type="string" office:string-value="https://osm.org/relation/3237323" calcext:value-type="string">
            <text:p>https://osm.org/relation/3237323</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237663" calcext:value-type="float">
            <text:p>3237663</text:p>
          </table:table-cell>
          <table:table-cell table:style-name="ce3" office:value-type="string" calcext:value-type="string">
            <text:p>Rue Prince Baudouin</text:p>
          </table:table-cell>
          <table:table-cell table:style-name="ce3" office:value-type="string" calcext:value-type="string">
            <text:p>Prins Boudewijnstraat</text:p>
          </table:table-cell>
          <table:table-cell table:style-name="ce3" office:value-type="string" calcext:value-type="string">
            <text:p>Q1297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76];&quot;/&quot;;[.B176])" office:value-type="string" office:string-value="https://osm.org/relation/3237663" calcext:value-type="string">
            <text:p>https://osm.org/relation/3237663</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237687" calcext:value-type="float">
            <text:p>3237687</text:p>
          </table:table-cell>
          <table:table-cell table:style-name="ce2" office:value-type="string" calcext:value-type="string">
            <text:p>Avenue de Jette</text:p>
          </table:table-cell>
          <table:table-cell table:style-name="ce2" office:value-type="string" calcext:value-type="string">
            <text:p>Jetse 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7];&quot;/&quot;;[.B177])" office:value-type="string" office:string-value="https://osm.org/relation/3237687" calcext:value-type="string">
            <text:p>https://osm.org/relation/323768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7702" calcext:value-type="float">
            <text:p>3237702</text:p>
          </table:table-cell>
          <table:table-cell table:style-name="ce2" office:value-type="string" calcext:value-type="string">
            <text:p>Rue Eugène Toussaint</text:p>
          </table:table-cell>
          <table:table-cell table:style-name="ce2" office:value-type="string" calcext:value-type="string">
            <text:p>Eugène Toussain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78];&quot;/&quot;;[.B178])" office:value-type="string" office:string-value="https://osm.org/relation/3237702" calcext:value-type="string">
            <text:p>https://osm.org/relation/3237702</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7703" calcext:value-type="float">
            <text:p>3237703</text:p>
          </table:table-cell>
          <table:table-cell table:style-name="ce2" office:value-type="string" calcext:value-type="string">
            <text:p>Rue du Saule</text:p>
          </table:table-cell>
          <table:table-cell table:style-name="ce2" office:value-type="string" calcext:value-type="string">
            <text:p>Wilg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79];&quot;/&quot;;[.B179])" office:value-type="string" office:string-value="https://osm.org/relation/3237703" calcext:value-type="string">
            <text:p>https://osm.org/relation/323770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7707" calcext:value-type="float">
            <text:p>3237707</text:p>
          </table:table-cell>
          <table:table-cell table:style-name="ce2" office:value-type="string" calcext:value-type="string">
            <text:p>Rue Joseph Verhasselt</text:p>
          </table:table-cell>
          <table:table-cell table:style-name="ce2" office:value-type="string" calcext:value-type="string">
            <text:p>Joseph Verhassel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as de Wikidata ni Wikipedia</text:p>
          </table:table-cell>
          <table:table-cell table:style-name="ce10" table:formula="of:=CONCATENATE(&quot;https://osm.org/&quot;;[.A180];&quot;/&quot;;[.B180])" office:value-type="string" office:string-value="https://osm.org/relation/3237707" calcext:value-type="string">
            <text:p>https://osm.org/relation/323770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7711" calcext:value-type="float">
            <text:p>3237711</text:p>
          </table:table-cell>
          <table:table-cell table:style-name="ce2" office:value-type="string" calcext:value-type="string">
            <text:p>Drève de la Charte</text:p>
          </table:table-cell>
          <table:table-cell table:style-name="ce2" office:value-type="string" calcext:value-type="string">
            <text:p>Keure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1];&quot;/&quot;;[.B181])" office:value-type="string" office:string-value="https://osm.org/relation/3237711" calcext:value-type="string">
            <text:p>https://osm.org/relation/323771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8603" calcext:value-type="float">
            <text:p>3238603</text:p>
          </table:table-cell>
          <table:table-cell table:style-name="ce2" office:value-type="string" calcext:value-type="string">
            <text:p>Avenue de l'Exposition Universelle</text:p>
          </table:table-cell>
          <table:table-cell table:style-name="ce2" office:value-type="string" calcext:value-type="string">
            <text:p>Wereldtentoonstellings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2];&quot;/&quot;;[.B182])" office:value-type="string" office:string-value="https://osm.org/relation/3238603" calcext:value-type="string">
            <text:p>https://osm.org/relation/323860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38641" calcext:value-type="float">
            <text:p>3238641</text:p>
          </table:table-cell>
          <table:table-cell table:style-name="ce2" office:value-type="string" calcext:value-type="string">
            <text:p>Drève de Rivieren</text:p>
          </table:table-cell>
          <table:table-cell table:style-name="ce2" office:value-type="string" calcext:value-type="string">
            <text:p>de Rivieren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3];&quot;/&quot;;[.B183])" office:value-type="string" office:string-value="https://osm.org/relation/3238641" calcext:value-type="string">
            <text:p>https://osm.org/relation/323864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42057" calcext:value-type="float">
            <text:p>3242057</text:p>
          </table:table-cell>
          <table:table-cell table:style-name="ce2" office:value-type="string" calcext:value-type="string">
            <text:p>Rue Vanderborght</text:p>
          </table:table-cell>
          <table:table-cell table:style-name="ce2" office:value-type="string" calcext:value-type="string">
            <text:p>Vanderborghtstraat</text:p>
          </table:table-cell>
          <table:table-cell/>
          <table:table-cell table:style-name="ce2" table:content-validation-name="val1" office:value-type="string" calcext:value-type="string">
            <text:p>Pas une personne/Geen persoon</text:p>
          </table:table-cell>
          <table:table-cell/>
          <table:table-cell table:style-name="ce2" office:value-type="string" calcext:value-type="string">
            <text:p>Ambigu</text:p>
          </table:table-cell>
          <table:table-cell table:style-name="ce10" table:formula="of:=CONCATENATE(&quot;https://osm.org/&quot;;[.A184];&quot;/&quot;;[.B184])" office:value-type="string" office:string-value="https://osm.org/relation/3242057" calcext:value-type="string">
            <text:p>https://osm.org/relation/3242057</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42148" calcext:value-type="float">
            <text:p>3242148</text:p>
          </table:table-cell>
          <table:table-cell table:style-name="ce2" office:value-type="string" calcext:value-type="string">
            <text:p>Avenue de Jette</text:p>
          </table:table-cell>
          <table:table-cell table:style-name="ce2" office:value-type="string" calcext:value-type="string">
            <text:p>Jetse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5];&quot;/&quot;;[.B185])" office:value-type="string" office:string-value="https://osm.org/relation/3242148" calcext:value-type="string">
            <text:p>https://osm.org/relation/3242148</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43383" calcext:value-type="float">
            <text:p>3243383</text:p>
          </table:table-cell>
          <table:table-cell table:style-name="ce2" office:value-type="string" calcext:value-type="string">
            <text:p>Chaussée de Jette</text:p>
          </table:table-cell>
          <table:table-cell table:style-name="ce2" office:value-type="string" calcext:value-type="string">
            <text:p>Jetsesteenweg</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6];&quot;/&quot;;[.B186])" office:value-type="string" office:string-value="https://osm.org/relation/3243383" calcext:value-type="string">
            <text:p>https://osm.org/relation/3243383</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243449" calcext:value-type="float">
            <text:p>3243449</text:p>
          </table:table-cell>
          <table:table-cell table:style-name="ce2" office:value-type="string" calcext:value-type="string">
            <text:p>Rue de l'Armistice</text:p>
          </table:table-cell>
          <table:table-cell table:style-name="ce2" office:value-type="string" calcext:value-type="string">
            <text:p>Wapenstilstand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7];&quot;/&quot;;[.B187])" office:value-type="string" office:string-value="https://osm.org/relation/3243449" calcext:value-type="string">
            <text:p>https://osm.org/relation/3243449</text:p>
          </table:table-cell>
          <table:table-cell table:number-columns-repeated="1015"/>
        </table:table-row>
        <table:table-row table:style-name="ro1">
          <table:table-cell table:style-name="ce4" office:value-type="string" calcext:value-type="string">
            <text:p>relation</text:p>
          </table:table-cell>
          <table:table-cell table:style-name="ce4" office:value-type="float" office:value="3392325" calcext:value-type="float">
            <text:p>3392325</text:p>
          </table:table-cell>
          <table:table-cell table:style-name="ce4" office:value-type="string" calcext:value-type="string">
            <text:p>Chaussée Romaine</text:p>
          </table:table-cell>
          <table:table-cell table:style-name="ce4" office:value-type="string" calcext:value-type="string">
            <text:p>Romeinsesteenweg</text:p>
          </table:table-cell>
          <table:table-cell table:style-name="ce4" office:value-type="string" calcext:value-type="string">
            <text:p>Q194029</text:p>
          </table:table-cell>
          <table:table-cell table:style-name="ce4" table:content-validation-name="val1" office:value-type="string" calcext:value-type="string">
            <text:p>Pas une personne/Geen persoon</text:p>
          </table:table-cell>
          <table:table-cell table:style-name="ce7" table:number-columns-repeated="2"/>
          <table:table-cell table:style-name="ce12" table:formula="of:=CONCATENATE(&quot;https://osm.org/&quot;;[.A188];&quot;/&quot;;[.B188])" office:value-type="string" office:string-value="https://osm.org/relation/3392325" calcext:value-type="string">
            <text:p>https://osm.org/relation/3392325</text:p>
          </table:table-cell>
          <table:table-cell table:style-name="ce7"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393356" calcext:value-type="float">
            <text:p>3393356</text:p>
          </table:table-cell>
          <table:table-cell table:style-name="ce2" office:value-type="string" calcext:value-type="string">
            <text:p>Allée des Citronniers</text:p>
          </table:table-cell>
          <table:table-cell table:style-name="ce2" office:value-type="string" calcext:value-type="string">
            <text:p>Citroenbomendreef</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89];&quot;/&quot;;[.B189])" office:value-type="string" office:string-value="https://osm.org/relation/3393356" calcext:value-type="string">
            <text:p>https://osm.org/relation/3393356</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393357" calcext:value-type="float">
            <text:p>3393357</text:p>
          </table:table-cell>
          <table:table-cell table:style-name="ce2" office:value-type="string" calcext:value-type="string">
            <text:p>Avenue de l'Arbre Ballon</text:p>
          </table:table-cell>
          <table:table-cell table:style-name="ce2" office:value-type="string" calcext:value-type="string">
            <text:p>Dikkebeuklaan</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190];&quot;/&quot;;[.B190])" office:value-type="string" office:string-value="https://osm.org/relation/3393357" calcext:value-type="string">
            <text:p>https://osm.org/relation/3393357</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393918" calcext:value-type="float">
            <text:p>3393918</text:p>
          </table:table-cell>
          <table:table-cell table:style-name="ce3" office:value-type="string" calcext:value-type="string">
            <text:p>Avenue Jean Palfyn</text:p>
          </table:table-cell>
          <table:table-cell table:style-name="ce3" office:value-type="string" calcext:value-type="string">
            <text:p>Jan Palfynlaan</text:p>
          </table:table-cell>
          <table:table-cell table:style-name="ce3" office:value-type="string" calcext:value-type="string">
            <text:p>Q168210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91];&quot;/&quot;;[.B191])" office:value-type="string" office:string-value="https://osm.org/relation/3393918" calcext:value-type="string">
            <text:p>https://osm.org/relation/3393918</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3393943" calcext:value-type="float">
            <text:p>3393943</text:p>
          </table:table-cell>
          <table:table-cell table:style-name="ce3" office:value-type="string" calcext:value-type="string">
            <text:p>Avenue Thiriar</text:p>
          </table:table-cell>
          <table:table-cell table:style-name="ce3" office:value-type="string" calcext:value-type="string">
            <text:p>Thiriarlaan</text:p>
          </table:table-cell>
          <table:table-cell table:style-name="ce3" office:value-type="string" calcext:value-type="string">
            <text:p>Q15401517</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92];&quot;/&quot;;[.B192])" office:value-type="string" office:string-value="https://osm.org/relation/3393943" calcext:value-type="string">
            <text:p>https://osm.org/relation/3393943</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393962" calcext:value-type="float">
            <text:p>3393962</text:p>
          </table:table-cell>
          <table:table-cell table:style-name="ce2" office:value-type="string" calcext:value-type="string">
            <text:p>Avenue Jean-Baptiste Depaire</text:p>
          </table:table-cell>
          <table:table-cell table:style-name="ce2" office:value-type="string" calcext:value-type="string">
            <text:p>Jean-Baptiste Depaire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Jean-Baptiste Depaire (Tongrinne, 1824 - Boitsfort, 1910), professeur et recteur de l'Université de Bruxelles.</text:p>
          </table:table-cell>
          <table:table-cell table:style-name="ce10" table:formula="of:=CONCATENATE(&quot;https://osm.org/&quot;;[.A193];&quot;/&quot;;[.B193])" office:value-type="string" office:string-value="https://osm.org/relation/3393962" calcext:value-type="string">
            <text:p>https://osm.org/relation/3393962</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393968" calcext:value-type="float">
            <text:p>3393968</text:p>
          </table:table-cell>
          <table:table-cell table:style-name="ce3" office:value-type="string" calcext:value-type="string">
            <text:p>Avenue Albert Brachet</text:p>
          </table:table-cell>
          <table:table-cell table:style-name="ce3" office:value-type="string" calcext:value-type="string">
            <text:p>Albert Brachetlaan</text:p>
          </table:table-cell>
          <table:table-cell table:style-name="ce3" office:value-type="string" calcext:value-type="string">
            <text:p>Q192136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94];&quot;/&quot;;[.B194])" office:value-type="string" office:string-value="https://osm.org/relation/3393968" calcext:value-type="string">
            <text:p>https://osm.org/relation/3393968</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394120" calcext:value-type="float">
            <text:p>3394120</text:p>
          </table:table-cell>
          <table:table-cell table:style-name="ce2" office:value-type="string" calcext:value-type="string">
            <text:p>Avenue Stiénon</text:p>
          </table:table-cell>
          <table:table-cell table:style-name="ce2" office:value-type="string" calcext:value-type="string">
            <text:p>Stiéno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Léon Stienon (1850-1945), docteur en médecine, professeur à l'Université de Bruxelles</text:p>
          </table:table-cell>
          <table:table-cell table:style-name="ce10" table:formula="of:=CONCATENATE(&quot;https://osm.org/&quot;;[.A195];&quot;/&quot;;[.B195])" office:value-type="string" office:string-value="https://osm.org/relation/3394120" calcext:value-type="string">
            <text:p>https://osm.org/relation/3394120</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395056" calcext:value-type="float">
            <text:p>3395056</text:p>
          </table:table-cell>
          <table:table-cell table:style-name="ce2" office:value-type="string" calcext:value-type="string">
            <text:p>Rue Eugène Hubert</text:p>
          </table:table-cell>
          <table:table-cell table:style-name="ce2" office:value-type="string" calcext:value-type="string">
            <text:p>Eugène Hubert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Politician or Professor (see below)</text:p>
          </table:table-cell>
          <table:table-cell table:style-name="ce10" table:formula="of:=CONCATENATE(&quot;https://osm.org/&quot;;[.A196];&quot;/&quot;;[.B196])" office:value-type="string" office:string-value="https://osm.org/relation/3395056" calcext:value-type="string">
            <text:p>https://osm.org/relation/3395056</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395161" calcext:value-type="float">
            <text:p>3395161</text:p>
          </table:table-cell>
          <table:table-cell table:style-name="ce3" office:value-type="string" calcext:value-type="string">
            <text:p>Rue Gustave Gilson</text:p>
          </table:table-cell>
          <table:table-cell table:style-name="ce3" office:value-type="string" calcext:value-type="string">
            <text:p>Gustave Gilsonstraat</text:p>
          </table:table-cell>
          <table:table-cell table:style-name="ce3" office:value-type="string" calcext:value-type="string">
            <text:p>Q347958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97];&quot;/&quot;;[.B197])" office:value-type="string" office:string-value="https://osm.org/relation/3395161" calcext:value-type="string">
            <text:p>https://osm.org/relation/3395161</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3395164" calcext:value-type="float">
            <text:p>3395164</text:p>
          </table:table-cell>
          <table:table-cell table:style-name="ce3" office:value-type="string" calcext:value-type="string">
            <text:p>Boulevard de Smet de Naeyer</text:p>
          </table:table-cell>
          <table:table-cell table:style-name="ce3" office:value-type="string" calcext:value-type="string">
            <text:p>de Smet de Naeyerlaan</text:p>
          </table:table-cell>
          <table:table-cell table:style-name="ce3" office:value-type="string" calcext:value-type="string">
            <text:p>Q721781</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198];&quot;/&quot;;[.B198])" office:value-type="string" office:string-value="https://osm.org/relation/3395164" calcext:value-type="string">
            <text:p>https://osm.org/relation/3395164</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411387" calcext:value-type="float">
            <text:p>3411387</text:p>
          </table:table-cell>
          <table:table-cell table:style-name="ce2" office:value-type="string" calcext:value-type="string">
            <text:p>Rue Duysburgh</text:p>
          </table:table-cell>
          <table:table-cell table:style-name="ce2" office:value-type="string" calcext:value-type="string">
            <text:p>Duysburgh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Joseph Duysburgh (1846-1936), maître de chorale, qui dirigea la chorale d'enfants qui chanta des chants patriotiques lors de l'inauguration du monument en hommage au roi Léopold Ier, place de la Dynastie, le 21 juillet 1880, à l'occasion du 50ème anniversaire de l'indépendance belge. </text:p>
          </table:table-cell>
          <table:table-cell table:style-name="ce10" table:formula="of:=CONCATENATE(&quot;https://osm.org/&quot;;[.A199];&quot;/&quot;;[.B199])" office:value-type="string" office:string-value="https://osm.org/relation/3411387" calcext:value-type="string">
            <text:p>https://osm.org/relation/3411387</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411446" calcext:value-type="float">
            <text:p>3411446</text:p>
          </table:table-cell>
          <table:table-cell table:style-name="ce3" office:value-type="string" calcext:value-type="string">
            <text:p>Rue Ledeganck</text:p>
          </table:table-cell>
          <table:table-cell table:style-name="ce3" office:value-type="string" calcext:value-type="string">
            <text:p>Ledeganckstraat</text:p>
          </table:table-cell>
          <table:table-cell table:style-name="ce3" office:value-type="string" calcext:value-type="string">
            <text:p>Q13000</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00];&quot;/&quot;;[.B200])" office:value-type="string" office:string-value="https://osm.org/relation/3411446" calcext:value-type="string">
            <text:p>https://osm.org/relation/3411446</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411579" calcext:value-type="float">
            <text:p>3411579</text:p>
          </table:table-cell>
          <table:table-cell table:style-name="ce2" office:value-type="string" calcext:value-type="string">
            <text:p>Rue du Gaz</text:p>
          </table:table-cell>
          <table:table-cell table:style-name="ce2" office:value-type="string" calcext:value-type="string">
            <text:p>Ga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201];&quot;/&quot;;[.B201])" office:value-type="string" office:string-value="https://osm.org/relation/3411579" calcext:value-type="string">
            <text:p>https://osm.org/relation/3411579</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433808" calcext:value-type="float">
            <text:p>3433808</text:p>
          </table:table-cell>
          <table:table-cell table:style-name="ce2" office:value-type="string" calcext:value-type="string">
            <text:p>Rue Steyls</text:p>
          </table:table-cell>
          <table:table-cell table:style-name="ce2" office:value-type="string" calcext:value-type="string">
            <text:p>Steylsstraat</text:p>
          </table:table-cell>
          <table:table-cell/>
          <table:table-cell table:content-validation-name="val1"/>
          <table:table-cell/>
          <table:table-cell table:style-name="ce2" office:value-type="string" calcext:value-type="string">
            <text:p>No data found</text:p>
          </table:table-cell>
          <table:table-cell table:style-name="ce10" table:formula="of:=CONCATENATE(&quot;https://osm.org/&quot;;[.A202];&quot;/&quot;;[.B202])" office:value-type="string" office:string-value="https://osm.org/relation/3433808" calcext:value-type="string">
            <text:p>https://osm.org/relation/3433808</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3433826" calcext:value-type="float">
            <text:p>3433826</text:p>
          </table:table-cell>
          <table:table-cell table:style-name="ce3" office:value-type="string" calcext:value-type="string">
            <text:p>Rue Jacobs-Fontaine</text:p>
          </table:table-cell>
          <table:table-cell table:style-name="ce3" office:value-type="string" calcext:value-type="string">
            <text:p>Jacobs-Fontainestraat</text:p>
          </table:table-cell>
          <table:table-cell table:style-name="ce3" office:value-type="string" calcext:value-type="string">
            <text:p>Q338031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03];&quot;/&quot;;[.B203])" office:value-type="string" office:string-value="https://osm.org/relation/3433826" calcext:value-type="string">
            <text:p>https://osm.org/relation/3433826</text:p>
          </table:table-cell>
          <table:table-cell table:style-name="ce6"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3434161" calcext:value-type="float">
            <text:p>3434161</text:p>
          </table:table-cell>
          <table:table-cell table:style-name="ce2" office:value-type="string" calcext:value-type="string">
            <text:p>Rue Pannenhuis</text:p>
          </table:table-cell>
          <table:table-cell table:style-name="ce2" office:value-type="string" calcext:value-type="string">
            <text:p>Pannenhui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0" table:formula="of:=CONCATENATE(&quot;https://osm.org/&quot;;[.A204];&quot;/&quot;;[.B204])" office:value-type="string" office:string-value="https://osm.org/relation/3434161" calcext:value-type="string">
            <text:p>https://osm.org/relation/3434161</text:p>
          </table:table-cell>
          <table:table-cell table:number-columns-repeated="1015"/>
        </table:table-row>
        <table:table-row table:style-name="ro1">
          <table:table-cell table:style-name="ce2" office:value-type="string" calcext:value-type="string">
            <text:p>relation</text:p>
          </table:table-cell>
          <table:table-cell table:style-name="ce2" office:value-type="float" office:value="3434655" calcext:value-type="float">
            <text:p>3434655</text:p>
          </table:table-cell>
          <table:table-cell table:style-name="ce2" office:value-type="string" calcext:value-type="string">
            <text:p>Rue Albert De Meyer</text:p>
          </table:table-cell>
          <table:table-cell table:style-name="ce2" office:value-type="string" calcext:value-type="string">
            <text:p>Albert De Meyer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Albert De Meyer (1844-1907), sous-directeur au ministère des Finances, secrétaire de la Crèche Clémentine. Depuis 1907</text:p>
          </table:table-cell>
          <table:table-cell table:style-name="ce10" table:formula="of:=CONCATENATE(&quot;https://osm.org/&quot;;[.A205];&quot;/&quot;;[.B205])" office:value-type="string" office:string-value="https://osm.org/relation/3434655" calcext:value-type="string">
            <text:p>https://osm.org/relation/3434655</text:p>
          </table:table-cell>
          <table:table-cell table:number-columns-repeated="1015"/>
        </table:table-row>
        <table:table-row table:style-name="ro1">
          <table:table-cell table:style-name="ce5" office:value-type="string" calcext:value-type="string">
            <text:p>relation</text:p>
          </table:table-cell>
          <table:table-cell table:style-name="ce5" office:value-type="float" office:value="3491648" calcext:value-type="float">
            <text:p>3491648</text:p>
          </table:table-cell>
          <table:table-cell table:style-name="ce5" office:value-type="string" calcext:value-type="string">
            <text:p>Rue Eugène Hubert</text:p>
          </table:table-cell>
          <table:table-cell table:style-name="ce5" office:value-type="string" calcext:value-type="string">
            <text:p>Eugène Hubertstraat</text:p>
          </table:table-cell>
          <table:table-cell table:style-name="ce5" office:value-type="string" calcext:value-type="string">
            <text:p>Q2367279</text:p>
          </table:table-cell>
          <table:table-cell table:style-name="ce5" table:content-validation-name="val1" office:value-type="string" calcext:value-type="string">
            <text:p>Homme/Man</text:p>
          </table:table-cell>
          <table:table-cell table:style-name="ce8"/>
          <table:table-cell table:style-name="ce5" office:value-type="string" calcext:value-type="string">
            <text:p>??? Eugène Hubert (1839-1905), professeur, spécialiste en obstétrique, gynécologie et déontologie.</text:p>
          </table:table-cell>
          <table:table-cell table:style-name="ce13" table:formula="of:=CONCATENATE(&quot;https://osm.org/&quot;;[.A206];&quot;/&quot;;[.B206])" office:value-type="string" office:string-value="https://osm.org/relation/3491648" calcext:value-type="string">
            <text:p>https://osm.org/relation/3491648</text:p>
          </table:table-cell>
          <table:table-cell table:style-name="ce8" table:number-columns-repeated="17"/>
          <table:table-cell table:number-columns-repeated="998"/>
        </table:table-row>
        <table:table-row table:style-name="ro1">
          <table:table-cell table:style-name="ce2" office:value-type="string" calcext:value-type="string">
            <text:p>relation</text:p>
          </table:table-cell>
          <table:table-cell table:style-name="ce2" office:value-type="float" office:value="8385515" calcext:value-type="float">
            <text:p>8385515</text:p>
          </table:table-cell>
          <table:table-cell table:style-name="ce2" office:value-type="string" calcext:value-type="string">
            <text:p>Avenue Secrétin</text:p>
          </table:table-cell>
          <table:table-cell table:style-name="ce2" office:value-type="string" calcext:value-type="string">
            <text:p>Secréti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Cette voie porte le nom de Jan-Frans Secrétin, pasteur de la paroisse Saint-Pierre de 1885 à 1920, en hommage à son action auprès des paroissiens de la commune durant la première guerre mondiale.</text:p>
          </table:table-cell>
          <table:table-cell table:style-name="ce10" table:formula="of:=CONCATENATE(&quot;https://osm.org/&quot;;[.A207];&quot;/&quot;;[.B207])" office:value-type="string" office:string-value="https://osm.org/relation/8385515" calcext:value-type="string">
            <text:p>https://osm.org/relation/8385515</text:p>
          </table:table-cell>
          <table:table-cell table:number-columns-repeated="1015"/>
        </table:table-row>
        <table:table-row table:style-name="ro1">
          <table:table-cell table:style-name="ce3" office:value-type="string" calcext:value-type="string">
            <text:p>relation</text:p>
          </table:table-cell>
          <table:table-cell table:style-name="ce3" office:value-type="float" office:value="9547444" calcext:value-type="float">
            <text:p>9547444</text:p>
          </table:table-cell>
          <table:table-cell table:style-name="ce3" office:value-type="string" calcext:value-type="string">
            <text:p>Clos René Magritte</text:p>
          </table:table-cell>
          <table:table-cell table:style-name="ce3" office:value-type="string" calcext:value-type="string">
            <text:p>René Magrittegaarde</text:p>
          </table:table-cell>
          <table:table-cell table:style-name="ce3" office:value-type="string" calcext:value-type="string">
            <text:p>Q7836</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08];&quot;/&quot;;[.B208])" office:value-type="string" office:string-value="https://osm.org/relation/9547444" calcext:value-type="string">
            <text:p>https://osm.org/relation/9547444</text:p>
          </table:table-cell>
          <table:table-cell table:style-name="ce6" table:number-columns-repeated="17"/>
          <table:table-cell table:number-columns-repeated="998"/>
        </table:table-row>
        <table:table-row table:style-name="ro1">
          <table:table-cell table:style-name="ce3" office:value-type="string" calcext:value-type="string">
            <text:p>relation</text:p>
          </table:table-cell>
          <table:table-cell table:style-name="ce3" office:value-type="float" office:value="10254518" calcext:value-type="float">
            <text:p>10254518</text:p>
          </table:table-cell>
          <table:table-cell table:style-name="ce3" office:value-type="string" calcext:value-type="string">
            <text:p>Rue Ledeganck</text:p>
          </table:table-cell>
          <table:table-cell table:style-name="ce3" office:value-type="string" calcext:value-type="string">
            <text:p>Ledeganckstraat</text:p>
          </table:table-cell>
          <table:table-cell table:style-name="ce3" office:value-type="string" calcext:value-type="string">
            <text:p>Q13000</text:p>
          </table:table-cell>
          <table:table-cell table:style-name="ce3" table:content-validation-name="val1" office:value-type="string" calcext:value-type="string">
            <text:p>Homme/Man</text:p>
          </table:table-cell>
          <table:table-cell table:style-name="ce6" table:number-columns-repeated="2"/>
          <table:table-cell table:style-name="ce11" table:formula="of:=CONCATENATE(&quot;https://osm.org/&quot;;[.A209];&quot;/&quot;;[.B209])" office:value-type="string" office:string-value="https://osm.org/relation/10254518" calcext:value-type="string">
            <text:p>https://osm.org/relation/10254518</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Avenue Vital Riethuisen</text:p>
          </table:table-cell>
          <table:table-cell table:style-name="ce2" office:value-type="string" calcext:value-type="string">
            <text:p>Vital Riethuisenlaan</text:p>
          </table:table-cell>
          <table:table-cell/>
          <table:table-cell table:style-name="ce2" table:content-validation-name="val1" office:value-type="string" calcext:value-type="string">
            <text:p>Homme/Man</text:p>
          </table:table-cell>
          <table:table-cell/>
          <table:table-cell table:style-name="ce2" office:value-type="string" calcext:value-type="string">
            <text:p>No data found</text:p>
          </table:table-cell>
          <table:table-cell table:style-name="ce14" table:formula="of:=HYPERLINK(CONCATENATE(&quot;https://osm.org/search?query=&quot;; [.C210];&quot;,jette&quot;))" office:value-type="string" office:string-value="https://osm.org/search?query=Avenue Vital Riethuisen,jette" calcext:value-type="string">
            <text:p>https://osm.org/search?query=Avenue Vital Riethuisen,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Avenue de Laeken</text:p>
          </table:table-cell>
          <table:table-cell table:style-name="ce2" office:value-type="string" calcext:value-type="string">
            <text:p>Lakenlaa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11];&quot;,jette&quot;))" office:value-type="string" office:string-value="https://osm.org/search?query=Avenue de Laeken,jette" calcext:value-type="string">
            <text:p>https://osm.org/search?query=Avenue de Laeken,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Avenue de l'Exposition Universelle</text:p>
          </table:table-cell>
          <table:table-cell table:style-name="ce2" office:value-type="string" calcext:value-type="string">
            <text:p>Wereldtentoonstellinglaa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12];&quot;,jette&quot;))" office:value-type="string" office:string-value="https://osm.org/search?query=Avenue de l'Exposition Universelle,jette" calcext:value-type="string">
            <text:p>https://osm.org/search?query=Avenue de l'Exposition Universelle,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Avenue du Laerbeek</text:p>
          </table:table-cell>
          <table:table-cell table:style-name="ce2" office:value-type="string" calcext:value-type="string">
            <text:p>Laerbeeklaa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13];&quot;,jette&quot;))" office:value-type="string" office:string-value="https://osm.org/search?query=Avenue du Laerbeek,jette" calcext:value-type="string">
            <text:p>https://osm.org/search?query=Avenue du Laerbeek,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Boulevard Belgica</text:p>
          </table:table-cell>
          <table:table-cell table:style-name="ce2" office:value-type="string" calcext:value-type="string">
            <text:p>Belgicalaa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14];&quot;,jette&quot;))" office:value-type="string" office:string-value="https://osm.org/search?query=Boulevard Belgica,jette" calcext:value-type="string">
            <text:p>https://osm.org/search?query=Boulevard Belgica,jette</text:p>
          </table:table-cell>
          <table:table-cell table:number-columns-repeated="1015"/>
        </table:table-row>
        <table:table-row table:style-name="ro1">
          <table:table-cell table:style-name="ce3" office:value-type="string" calcext:value-type="string">
            <text:p>way</text:p>
          </table:table-cell>
          <table:table-cell table:style-name="ce6"/>
          <table:table-cell table:style-name="ce3" office:value-type="string" calcext:value-type="string">
            <text:p>Chemin Alfred Hitchcock</text:p>
          </table:table-cell>
          <table:table-cell table:style-name="ce3" office:value-type="string" calcext:value-type="string">
            <text:p>Alfred Hitchcockweg</text:p>
          </table:table-cell>
          <table:table-cell table:style-name="ce3" office:value-type="string" calcext:value-type="string">
            <text:p>Q7374</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15];&quot;,jette&quot;))" office:value-type="string" office:string-value="https://osm.org/search?query=Chemin Alfred Hitchcock,jette" calcext:value-type="string">
            <text:p>https://osm.org/search?query=Chemin Alfred Hitchcock,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Bourvil</text:p>
          </table:table-cell>
          <table:table-cell table:style-name="ce3" office:value-type="string" calcext:value-type="string">
            <text:p>Bourvilweg</text:p>
          </table:table-cell>
          <table:table-cell table:style-name="ce3" office:value-type="string" calcext:value-type="string">
            <text:p>Q2750</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16];&quot;,jette&quot;))" office:value-type="string" office:string-value="https://osm.org/search?query=Chemin Bourvil,jette" calcext:value-type="string">
            <text:p>https://osm.org/search?query=Chemin Bourvil,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Charles Vanel</text:p>
          </table:table-cell>
          <table:table-cell table:style-name="ce3" office:value-type="string" calcext:value-type="string">
            <text:p>Charles Vanelweg</text:p>
          </table:table-cell>
          <table:table-cell table:style-name="ce3" office:value-type="string" calcext:value-type="string">
            <text:p>Q965918</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17];&quot;,jette&quot;))" office:value-type="string" office:string-value="https://osm.org/search?query=Chemin Charles Vanel,jette" calcext:value-type="string">
            <text:p>https://osm.org/search?query=Chemin Charles Vanel,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Eric von Stroheim</text:p>
          </table:table-cell>
          <table:table-cell table:style-name="ce3" office:value-type="string" calcext:value-type="string">
            <text:p>Eric von Stroheimweg</text:p>
          </table:table-cell>
          <table:table-cell table:style-name="ce3" office:value-type="string" calcext:value-type="string">
            <text:p>Q78508</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18];&quot;,jette&quot;))" office:value-type="string" office:string-value="https://osm.org/search?query=Chemin Eric von Stroheim,jette" calcext:value-type="string">
            <text:p>https://osm.org/search?query=Chemin Eric von Stroheim,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François Truffaut</text:p>
          </table:table-cell>
          <table:table-cell table:style-name="ce3" office:value-type="string" calcext:value-type="string">
            <text:p>François Truffautweg</text:p>
          </table:table-cell>
          <table:table-cell table:style-name="ce3" office:value-type="string" calcext:value-type="string">
            <text:p>Q53002</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19];&quot;,jette&quot;))" office:value-type="string" office:string-value="https://osm.org/search?query=Chemin François Truffaut,jette" calcext:value-type="string">
            <text:p>https://osm.org/search?query=Chemin François Truffaut,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Luigi Visconti</text:p>
          </table:table-cell>
          <table:table-cell table:style-name="ce3" office:value-type="string" calcext:value-type="string">
            <text:p>Luigi Viscontiweg</text:p>
          </table:table-cell>
          <table:table-cell table:style-name="ce3" office:value-type="string" calcext:value-type="string">
            <text:p>Q3066379</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20];&quot;,jette&quot;))" office:value-type="string" office:string-value="https://osm.org/search?query=Chemin Luigi Visconti,jette" calcext:value-type="string">
            <text:p>https://osm.org/search?query=Chemin Luigi Visconti,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Chemin Luis Bunuel</text:p>
          </table:table-cell>
          <table:table-cell table:style-name="ce3" office:value-type="string" calcext:value-type="string">
            <text:p>Luis Bunuelweg</text:p>
          </table:table-cell>
          <table:table-cell table:style-name="ce3" office:value-type="string" calcext:value-type="string">
            <text:p>Q51545</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21];&quot;,jette&quot;))" office:value-type="string" office:string-value="https://osm.org/search?query=Chemin Luis Bunuel,jette" calcext:value-type="string">
            <text:p>https://osm.org/search?query=Chemin Luis Bunuel,jette</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Chemin des Moutons</text:p>
          </table:table-cell>
          <table:table-cell table:style-name="ce2" office:value-type="string" calcext:value-type="string">
            <text:p>Schapenweg</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22];&quot;,jette&quot;))" office:value-type="string" office:string-value="https://osm.org/search?query=Chemin des Moutons,jette" calcext:value-type="string">
            <text:p>https://osm.org/search?query=Chemin des Moutons,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Clos Tom &amp; Jerry</text:p>
          </table:table-cell>
          <table:table-cell table:style-name="ce2" office:value-type="string" calcext:value-type="string">
            <text:p>Tom &amp; Jerrygaarde</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23];&quot;,jette&quot;))" office:value-type="string" office:string-value="https://osm.org/search?query=Clos Tom &amp; Jerry,jette" calcext:value-type="string">
            <text:p>https://osm.org/search?query=Clos Tom &amp; Jerry,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Clos des Frères Lumière</text:p>
          </table:table-cell>
          <table:table-cell table:style-name="ce2" office:value-type="string" calcext:value-type="string">
            <text:p>Gebroeders Lumièregaarde</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24];&quot;,jette&quot;))" office:value-type="string" office:string-value="https://osm.org/search?query=Clos des Frères Lumière,jette" calcext:value-type="string">
            <text:p>https://osm.org/search?query=Clos des Frères Lumière,jette</text:p>
          </table:table-cell>
          <table:table-cell table:number-columns-repeated="1015"/>
        </table:table-row>
        <table:table-row table:style-name="ro1">
          <table:table-cell table:style-name="ce3" office:value-type="string" calcext:value-type="string">
            <text:p>way</text:p>
          </table:table-cell>
          <table:table-cell table:style-name="ce6"/>
          <table:table-cell table:style-name="ce3" office:value-type="string" calcext:value-type="string">
            <text:p>Passage Oliver Hardy</text:p>
          </table:table-cell>
          <table:table-cell table:style-name="ce3" office:value-type="string" calcext:value-type="string">
            <text:p>Oliver Hardydoorgang</text:p>
          </table:table-cell>
          <table:table-cell table:style-name="ce3" office:value-type="string" calcext:value-type="string">
            <text:p>Q72911</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25];&quot;,jette&quot;))" office:value-type="string" office:string-value="https://osm.org/search?query=Passage Oliver Hardy,jette" calcext:value-type="string">
            <text:p>https://osm.org/search?query=Passage Oliver Hardy,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Passage Simone Signoret</text:p>
          </table:table-cell>
          <table:table-cell table:style-name="ce3" office:value-type="string" calcext:value-type="string">
            <text:p>Simone Signoretdoorgang</text:p>
          </table:table-cell>
          <table:table-cell table:style-name="ce3" office:value-type="string" calcext:value-type="string">
            <text:p>Q106126</text:p>
          </table:table-cell>
          <table:table-cell table:style-name="ce3" table:content-validation-name="val1" office:value-type="string" calcext:value-type="string">
            <text:p>Femme/Vrouw</text:p>
          </table:table-cell>
          <table:table-cell table:style-name="ce6" table:number-columns-repeated="2"/>
          <table:table-cell table:style-name="ce15" table:formula="of:=HYPERLINK(CONCATENATE(&quot;https://osm.org/search?query=&quot;; [.C226];&quot;,jette&quot;))" office:value-type="string" office:string-value="https://osm.org/search?query=Passage Simone Signoret,jette" calcext:value-type="string">
            <text:p>https://osm.org/search?query=Passage Simone Signoret,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Passage Stan Laurel</text:p>
          </table:table-cell>
          <table:table-cell table:style-name="ce3" office:value-type="string" calcext:value-type="string">
            <text:p>Stan Laurel Doorgang</text:p>
          </table:table-cell>
          <table:table-cell table:style-name="ce3" office:value-type="string" calcext:value-type="string">
            <text:p>Q72869</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27];&quot;,jette&quot;))" office:value-type="string" office:string-value="https://osm.org/search?query=Passage Stan Laurel,jette" calcext:value-type="string">
            <text:p>https://osm.org/search?query=Passage Stan Laurel,jette</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Passage Yves Montano</text:p>
          </table:table-cell>
          <table:table-cell table:style-name="ce2" office:value-type="string" calcext:value-type="string">
            <text:p>Yves Montanodoorgang</text:p>
          </table:table-cell>
          <table:table-cell/>
          <table:table-cell table:style-name="ce2" table:content-validation-name="val1" office:value-type="string" calcext:value-type="string">
            <text:p>Homme/Man</text:p>
          </table:table-cell>
          <table:table-cell/>
          <table:table-cell table:style-name="ce2" office:value-type="string" calcext:value-type="string">
            <text:p>No data found</text:p>
          </table:table-cell>
          <table:table-cell table:style-name="ce14" table:formula="of:=HYPERLINK(CONCATENATE(&quot;https://osm.org/search?query=&quot;; [.C228];&quot;,jette&quot;))" office:value-type="string" office:string-value="https://osm.org/search?query=Passage Yves Montano,jette" calcext:value-type="string">
            <text:p>https://osm.org/search?query=Passage Yves Montano,jette</text:p>
          </table:table-cell>
          <table:table-cell table:number-columns-repeated="1015"/>
        </table:table-row>
        <table:table-row table:style-name="ro1">
          <table:table-cell table:style-name="ce3" office:value-type="string" calcext:value-type="string">
            <text:p>way</text:p>
          </table:table-cell>
          <table:table-cell table:style-name="ce6"/>
          <table:table-cell table:style-name="ce3" office:value-type="string" calcext:value-type="string">
            <text:p>Petite rue Anna Magnani</text:p>
          </table:table-cell>
          <table:table-cell table:style-name="ce3" office:value-type="string" calcext:value-type="string">
            <text:p>Kleine Anna Magnanistraat</text:p>
          </table:table-cell>
          <table:table-cell table:style-name="ce3" office:value-type="string" calcext:value-type="string">
            <text:p>Q56011</text:p>
          </table:table-cell>
          <table:table-cell table:style-name="ce3" table:content-validation-name="val1" office:value-type="string" calcext:value-type="string">
            <text:p>Femme/Vrouw</text:p>
          </table:table-cell>
          <table:table-cell table:style-name="ce6" table:number-columns-repeated="2"/>
          <table:table-cell table:style-name="ce15" table:formula="of:=HYPERLINK(CONCATENATE(&quot;https://osm.org/search?query=&quot;; [.C229];&quot;,jette&quot;))" office:value-type="string" office:string-value="https://osm.org/search?query=Petite rue Anna Magnani,jette" calcext:value-type="string">
            <text:p>https://osm.org/search?query=Petite rue Anna Magnani,jette</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Place Gustave Pattyn</text:p>
          </table:table-cell>
          <table:table-cell table:style-name="ce2" office:value-type="string" calcext:value-type="string">
            <text:p>Gustave Pattynplein</text:p>
          </table:table-cell>
          <table:table-cell/>
          <table:table-cell table:style-name="ce2" table:content-validation-name="val1" office:value-type="string" calcext:value-type="string">
            <text:p>Homme/Man</text:p>
          </table:table-cell>
          <table:table-cell/>
          <table:table-cell table:style-name="ce2" office:value-type="string" calcext:value-type="string">
            <text:p>Gustave Pattyn (Bruges, le 31 mars 1873 - Jette, le 29 juillet 1941), fondateur du Foyer Jettois qui construisit la cité-jardin dont cette place fait partie.</text:p>
          </table:table-cell>
          <table:table-cell table:style-name="ce14" table:formula="of:=HYPERLINK(CONCATENATE(&quot;https://osm.org/search?query=&quot;; [.C230];&quot;,jette&quot;))" office:value-type="string" office:string-value="https://osm.org/search?query=Place Gustave Pattyn,jette" calcext:value-type="string">
            <text:p>https://osm.org/search?query=Place Gustave Pattyn,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Place Max Tircher</text:p>
          </table:table-cell>
          <table:table-cell table:style-name="ce2" office:value-type="string" calcext:value-type="string">
            <text:p>Max Tircherplein</text:p>
          </table:table-cell>
          <table:table-cell/>
          <table:table-cell table:style-name="ce2" table:content-validation-name="val1" office:value-type="string" calcext:value-type="string">
            <text:p>Homme/Man</text:p>
          </table:table-cell>
          <table:table-cell/>
          <table:table-cell table:style-name="ce2" office:value-type="string" calcext:value-type="string">
            <text:p>l'industriel jettois Max Tircher (Jette, le 8 novembre 1889 - Jette, le 5 mars 1949), également échevin et conseiller communa</text:p>
          </table:table-cell>
          <table:table-cell table:style-name="ce14" table:formula="of:=HYPERLINK(CONCATENATE(&quot;https://osm.org/search?query=&quot;; [.C231];&quot;,jette&quot;))" office:value-type="string" office:string-value="https://osm.org/search?query=Place Max Tircher,jette" calcext:value-type="string">
            <text:p>https://osm.org/search?query=Place Max Tircher,jette</text:p>
          </table:table-cell>
          <table:table-cell table:number-columns-repeated="1015"/>
        </table:table-row>
        <table:table-row table:style-name="ro1">
          <table:table-cell table:style-name="ce3" office:value-type="string" calcext:value-type="string">
            <text:p>way</text:p>
          </table:table-cell>
          <table:table-cell table:style-name="ce6"/>
          <table:table-cell table:style-name="ce3" office:value-type="string" calcext:value-type="string">
            <text:p>Promenade Gérard Philippe</text:p>
          </table:table-cell>
          <table:table-cell table:style-name="ce3" office:value-type="string" calcext:value-type="string">
            <text:p>Gérard-Philippewandelpad</text:p>
          </table:table-cell>
          <table:table-cell table:style-name="ce3" office:value-type="string" calcext:value-type="string">
            <text:p>Q150662</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32];&quot;,jette&quot;))" office:value-type="string" office:string-value="https://osm.org/search?query=Promenade Gérard Philippe,jette" calcext:value-type="string">
            <text:p>https://osm.org/search?query=Promenade Gérard Philippe,jette</text:p>
          </table:table-cell>
          <table:table-cell table:style-name="ce6" table:number-columns-repeated="17"/>
          <table:table-cell table:number-columns-repeated="998"/>
        </table:table-row>
        <table:table-row table:style-name="ro1">
          <table:table-cell table:style-name="ce3" office:value-type="string" calcext:value-type="string">
            <text:p>way</text:p>
          </table:table-cell>
          <table:table-cell table:style-name="ce6"/>
          <table:table-cell table:style-name="ce3" office:value-type="string" calcext:value-type="string">
            <text:p>Promenade Jacques Ledoux</text:p>
          </table:table-cell>
          <table:table-cell table:style-name="ce3" office:value-type="string" calcext:value-type="string">
            <text:p>Jacques Ledoux Wandeling</text:p>
          </table:table-cell>
          <table:table-cell table:style-name="ce3" office:value-type="string" calcext:value-type="string">
            <text:p>Q436605</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33];&quot;,jette&quot;))" office:value-type="string" office:string-value="https://osm.org/search?query=Promenade Jacques Ledoux,jette" calcext:value-type="string">
            <text:p>https://osm.org/search?query=Promenade Jacques Ledoux,jette</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Promenade Verte</text:p>
          </table:table-cell>
          <table:table-cell table:style-name="ce2" office:value-type="string" calcext:value-type="string">
            <text:p>Groene Wandeling</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34];&quot;,jette&quot;))" office:value-type="string" office:string-value="https://osm.org/search?query=Promenade Verte,jette" calcext:value-type="string">
            <text:p>https://osm.org/search?query=Promenade Verte,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Rond-Point Boule et Bill</text:p>
          </table:table-cell>
          <table:table-cell table:style-name="ce2" office:value-type="string" calcext:value-type="string">
            <text:p>Bollie en Billierotonde</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35];&quot;,jette&quot;))" office:value-type="string" office:string-value="https://osm.org/search?query=Rond-Point Boule et Bill,jette" calcext:value-type="string">
            <text:p>https://osm.org/search?query=Rond-Point Boule et Bill,jette</text:p>
          </table:table-cell>
          <table:table-cell table:number-columns-repeated="1015"/>
        </table:table-row>
        <table:table-row table:style-name="ro1">
          <table:table-cell table:style-name="ce3" office:value-type="string" calcext:value-type="string">
            <text:p>way</text:p>
          </table:table-cell>
          <table:table-cell table:style-name="ce6"/>
          <table:table-cell table:style-name="ce3" office:value-type="string" calcext:value-type="string">
            <text:p>Rue Charlie Chaplin</text:p>
          </table:table-cell>
          <table:table-cell table:style-name="ce3" office:value-type="string" calcext:value-type="string">
            <text:p>Charlie Chaplinstraat</text:p>
          </table:table-cell>
          <table:table-cell table:style-name="ce3" office:value-type="string" calcext:value-type="string">
            <text:p>Q882</text:p>
          </table:table-cell>
          <table:table-cell table:style-name="ce3" table:content-validation-name="val1" office:value-type="string" calcext:value-type="string">
            <text:p>Homme/Man</text:p>
          </table:table-cell>
          <table:table-cell table:style-name="ce6" table:number-columns-repeated="2"/>
          <table:table-cell table:style-name="ce15" table:formula="of:=HYPERLINK(CONCATENATE(&quot;https://osm.org/search?query=&quot;; [.C236];&quot;,jette&quot;))" office:value-type="string" office:string-value="https://osm.org/search?query=Rue Charlie Chaplin,jette" calcext:value-type="string">
            <text:p>https://osm.org/search?query=Rue Charlie Chaplin,jette</text:p>
          </table:table-cell>
          <table:table-cell table:style-name="ce6" table:number-columns-repeated="17"/>
          <table:table-cell table:number-columns-repeated="998"/>
        </table:table-row>
        <table:table-row table:style-name="ro1">
          <table:table-cell table:style-name="ce2" office:value-type="string" calcext:value-type="string">
            <text:p>way</text:p>
          </table:table-cell>
          <table:table-cell/>
          <table:table-cell table:style-name="ce2" office:value-type="string" calcext:value-type="string">
            <text:p>Rue J. B. Moyens</text:p>
          </table:table-cell>
          <table:table-cell table:style-name="ce2" office:value-type="string" calcext:value-type="string">
            <text:p>J. B. Moyensstraat</text:p>
          </table:table-cell>
          <table:table-cell/>
          <table:table-cell table:style-name="ce2" table:content-validation-name="val1" office:value-type="string" calcext:value-type="string">
            <text:p>Homme/Man</text:p>
          </table:table-cell>
          <table:table-cell/>
          <table:table-cell table:style-name="ce2" office:value-type="string" calcext:value-type="string">
            <text:p>Jean-Baptiste Moyens inspirateur de l'ancienne foire Sainte-Anne dans le quartier de Dieleghem.</text:p>
            <text:p/>
          </table:table-cell>
          <table:table-cell table:style-name="ce14" table:formula="of:=HYPERLINK(CONCATENATE(&quot;https://osm.org/search?query=&quot;; [.C237];&quot;,jette&quot;))" office:value-type="string" office:string-value="https://osm.org/search?query=Rue J. B. Moyens,jette" calcext:value-type="string">
            <text:p>https://osm.org/search?query=Rue J. B. Moyens,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Rue au Bois</text:p>
          </table:table-cell>
          <table:table-cell table:style-name="ce2" office:value-type="string" calcext:value-type="string">
            <text:p>Bos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38];&quot;,jette&quot;))" office:value-type="string" office:string-value="https://osm.org/search?query=Rue au Bois,jette" calcext:value-type="string">
            <text:p>https://osm.org/search?query=Rue au Bois,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Rue de Releghem</text:p>
          </table:table-cell>
          <table:table-cell table:style-name="ce2" office:value-type="string" calcext:value-type="string">
            <text:p>Relegem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39];&quot;,jette&quot;))" office:value-type="string" office:string-value="https://osm.org/search?query=Rue de Releghem,jette" calcext:value-type="string">
            <text:p>https://osm.org/search?query=Rue de Releghem,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Rue du Rubis</text:p>
          </table:table-cell>
          <table:table-cell table:style-name="ce2" office:value-type="string" calcext:value-type="string">
            <text:p>Robijnstraat</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40];&quot;,jette&quot;))" office:value-type="string" office:string-value="https://osm.org/search?query=Rue du Rubis,jette" calcext:value-type="string">
            <text:p>https://osm.org/search?query=Rue du Rubis,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Square Amnesty International</text:p>
          </table:table-cell>
          <table:table-cell table:style-name="ce2" office:value-type="string" calcext:value-type="string">
            <text:p>Amnesty Internationalplei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41];&quot;,jette&quot;))" office:value-type="string" office:string-value="https://osm.org/search?query=Square Amnesty International,jette" calcext:value-type="string">
            <text:p>https://osm.org/search?query=Square Amnesty International,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Square Robert Allein</text:p>
          </table:table-cell>
          <table:table-cell table:style-name="ce2" office:value-type="string" calcext:value-type="string">
            <text:p>Robert Alleinsquare</text:p>
          </table:table-cell>
          <table:table-cell/>
          <table:table-cell table:style-name="ce2" table:content-validation-name="val1" office:value-type="string" calcext:value-type="string">
            <text:p>Homme/Man</text:p>
          </table:table-cell>
          <table:table-cell/>
          <table:table-cell table:style-name="ce2" office:value-type="string" calcext:value-type="string">
            <text:p>Robert Allein (1919-), militaire mort pour la Patrie. La voie porte ce nom depuis 1955 environ</text:p>
          </table:table-cell>
          <table:table-cell table:style-name="ce14" table:formula="of:=HYPERLINK(CONCATENATE(&quot;https://osm.org/search?query=&quot;; [.C242];&quot;,jette&quot;))" office:value-type="string" office:string-value="https://osm.org/search?query=Square Robert Allein,jette" calcext:value-type="string">
            <text:p>https://osm.org/search?query=Square Robert Allein,jette</text:p>
          </table:table-cell>
          <table:table-cell table:number-columns-repeated="1015"/>
        </table:table-row>
        <table:table-row table:style-name="ro1">
          <table:table-cell table:style-name="ce2" office:value-type="string" calcext:value-type="string">
            <text:p>way</text:p>
          </table:table-cell>
          <table:table-cell/>
          <table:table-cell table:style-name="ce2" office:value-type="string" calcext:value-type="string">
            <text:p>Square des Bruxellois</text:p>
          </table:table-cell>
          <table:table-cell table:style-name="ce2" office:value-type="string" calcext:value-type="string">
            <text:p>Brusselaarsplein</text:p>
          </table:table-cell>
          <table:table-cell/>
          <table:table-cell table:style-name="ce2" table:content-validation-name="val1" office:value-type="string" calcext:value-type="string">
            <text:p>Pas une personne/Geen persoon</text:p>
          </table:table-cell>
          <table:table-cell table:number-columns-repeated="2"/>
          <table:table-cell table:style-name="ce14" table:formula="of:=HYPERLINK(CONCATENATE(&quot;https://osm.org/search?query=&quot;; [.C243];&quot;,jette&quot;))" office:value-type="string" office:string-value="https://osm.org/search?query=Square des Bruxellois,jette" calcext:value-type="string">
            <text:p>https://osm.org/search?query=Square des Bruxellois,jette</text:p>
          </table:table-cell>
          <table:table-cell table:number-columns-repeated="1015"/>
        </table:table-row>
        <table:table-row table:style-name="ro2" table:number-rows-repeated="757">
          <table:table-cell table:number-columns-repeated="5"/>
          <table:table-cell table:content-validation-name="val1"/>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jette" style:display-name="PageStyle_jet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9" meta:object-count="0"/>
    <meta:generator>LibreOfficeDev/6.0.5.2$Linux_X86_64 LibreOffice_project/</meta:generator>
  </office:meta>
</office:document-meta>
</file>